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OpenSymbol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1.831cm" style:rel-column-width="13107*"/>
    </style:style>
    <style:style style:name="Tableau1.1" style:family="table-row">
      <style:table-row-properties style:row-height="1.199cm"/>
    </style:style>
    <style:style style:name="Tableau1.A1" style:family="table-cell">
      <style:table-cell-properties style:vertical-align="middle" fo:padding-left="0.101cm" fo:padding-right="0.101cm" fo:padding-top="0.101cm" fo:padding-bottom="0.049cm" fo:border-left="0.5pt solid #000000" fo:border-right="none" fo:border-top="0.5pt solid #000000" fo:border-bottom="0.5pt solid #000000"/>
    </style:style>
    <style:style style:name="Tableau1.E1" style:family="table-cell">
      <style:table-cell-properties style:vertical-align="middle" fo:padding-left="0.101cm" fo:padding-right="0.101cm" fo:padding-top="0.101cm" fo:padding-bottom="0.049cm" fo:border="0.5pt solid #000000"/>
    </style:style>
    <style:style style:name="Tableau1.A2" style:family="table-cell">
      <style:table-cell-properties style:vertical-align="middle" fo:padding-left="0.101cm" fo:padding-right="0.101cm" fo:padding-top="0.101cm" fo:padding-bottom="0.049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-left="0.101cm" fo:padding-right="0.101cm" fo:padding-top="0.101cm" fo:padding-bottom="0.049cm" fo:border-left="0.5pt solid #000000" fo:border-right="0.5pt solid #000000" fo:border-top="none" fo:border-bottom="0.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1.831cm" style:rel-column-width="13107*"/>
    </style:style>
    <style:style style:name="Tableau2.1" style:family="table-row">
      <style:table-row-properties style:row-height="1.199cm"/>
    </style:style>
    <style:style style:name="Tableau2.A1" style:family="table-cell">
      <style:table-cell-properties style:vertical-align="middle" fo:padding-left="0.101cm" fo:padding-right="0.101cm" fo:padding-top="0.101cm" fo:padding-bottom="0.049cm" fo:border-left="0.5pt solid #000000" fo:border-right="none" fo:border-top="0.5pt solid #000000" fo:border-bottom="0.5pt solid #000000"/>
    </style:style>
    <style:style style:name="Tableau2.E1" style:family="table-cell">
      <style:table-cell-properties style:vertical-align="middle" fo:padding-left="0.101cm" fo:padding-right="0.101cm" fo:padding-top="0.101cm" fo:padding-bottom="0.049cm" fo:border="0.5pt solid #000000"/>
    </style:style>
    <style:style style:name="Tableau2.A2" style:family="table-cell">
      <style:table-cell-properties style:vertical-align="middle" fo:padding-left="0.101cm" fo:padding-right="0.101cm" fo:padding-top="0.101cm" fo:padding-bottom="0.049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-left="0.101cm" fo:padding-right="0.101cm" fo:padding-top="0.101cm" fo:padding-bottom="0.049cm" fo:border-left="0.5pt solid #000000" fo:border-right="0.5pt solid #000000" fo:border-top="none" fo:border-bottom="0.5pt solid #000000"/>
    </style:style>
    <style:style style:name="Tableau3" style:family="table">
      <style:table-properties style:width="8.931cm" table:align="left"/>
    </style:style>
    <style:style style:name="Tableau3.A" style:family="table-column">
      <style:table-column-properties style:column-width="2.067cm"/>
    </style:style>
    <style:style style:name="Tableau3.B" style:family="table-column">
      <style:table-column-properties style:column-width="1.658cm"/>
    </style:style>
    <style:style style:name="Tableau3.C" style:family="table-column">
      <style:table-column-properties style:column-width="1.431cm"/>
    </style:style>
    <style:style style:name="Tableau3.D" style:family="table-column">
      <style:table-column-properties style:column-width="1.76cm"/>
    </style:style>
    <style:style style:name="Tableau3.E" style:family="table-column">
      <style:table-column-properties style:column-width="2.014cm"/>
    </style:style>
    <style:style style:name="Tableau3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3.2" style:family="table-row">
      <style:table-row-properties style:min-row-height="1.199cm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none" fo:border-top="none" fo:border-bottom="0.5pt solid #000000"/>
    </style:style>
    <style:style style:name="Tableau3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none" fo:border-top="none" fo:border-bottom="0.5pt solid #000000"/>
    </style:style>
    <style:style style:name="Tableau3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none" fo:border-top="none" fo:border-bottom="0.5pt solid #000000"/>
    </style:style>
    <style:style style:name="Tableau3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fo:padding="0.097cm" fo:border-left="0.5pt solid #000000" fo:border-right="none" fo:border-top="none" fo:border-bottom="0.5pt solid #000000"/>
    </style:style>
    <style:style style:name="Tableau3.C5" style:family="table-cell">
      <style:table-cell-properties fo:padding="0.097cm" fo:border-left="0.5pt solid #000000" fo:border-right="none" fo:border-top="none" fo:border-bottom="0.5pt solid #000000"/>
    </style:style>
    <style:style style:name="Tableau3.D5" style:family="table-cell">
      <style:table-cell-properties fo:padding="0.097cm" fo:border-left="0.5pt solid #000000" fo:border-right="none" fo:border-top="none" fo:border-bottom="0.5pt solid #000000"/>
    </style:style>
    <style:style style:name="Tableau3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6" style:family="table-cell">
      <style:table-cell-properties fo:padding="0.097cm" fo:border-left="0.5pt solid #000000" fo:border-right="none" fo:border-top="none" fo:border-bottom="0.5pt solid #000000"/>
    </style:style>
    <style:style style:name="Tableau3.C6" style:family="table-cell">
      <style:table-cell-properties fo:padding="0.097cm" fo:border-left="0.5pt solid #000000" fo:border-right="none" fo:border-top="none" fo:border-bottom="0.5pt solid #000000"/>
    </style:style>
    <style:style style:name="Tableau3.D6" style:family="table-cell">
      <style:table-cell-properties fo:padding="0.097cm" fo:border-left="0.5pt solid #000000" fo:border-right="none" fo:border-top="none" fo:border-bottom="0.5pt solid #000000"/>
    </style:style>
    <style:style style:name="Tableau3.E6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7" style:family="table-cell">
      <style:table-cell-properties fo:padding="0.097cm" fo:border-left="0.5pt solid #000000" fo:border-right="none" fo:border-top="none" fo:border-bottom="0.5pt solid #000000"/>
    </style:style>
    <style:style style:name="Tableau3.C7" style:family="table-cell">
      <style:table-cell-properties fo:padding="0.097cm" fo:border-left="0.5pt solid #000000" fo:border-right="none" fo:border-top="none" fo:border-bottom="0.5pt solid #000000"/>
    </style:style>
    <style:style style:name="Tableau3.D7" style:family="table-cell">
      <style:table-cell-properties fo:padding="0.097cm" fo:border-left="0.5pt solid #000000" fo:border-right="none" fo:border-top="none" fo:border-bottom="0.5pt solid #000000"/>
    </style:style>
    <style:style style:name="Tableau3.E7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8" style:family="table-cell">
      <style:table-cell-properties fo:padding="0.097cm" fo:border-left="0.5pt solid #000000" fo:border-right="none" fo:border-top="none" fo:border-bottom="0.5pt solid #000000"/>
    </style:style>
    <style:style style:name="Tableau3.C8" style:family="table-cell">
      <style:table-cell-properties fo:padding="0.097cm" fo:border-left="0.5pt solid #000000" fo:border-right="none" fo:border-top="none" fo:border-bottom="0.5pt solid #000000"/>
    </style:style>
    <style:style style:name="Tableau3.D8" style:family="table-cell">
      <style:table-cell-properties fo:padding="0.097cm" fo:border-left="0.5pt solid #000000" fo:border-right="none" fo:border-top="none" fo:border-bottom="0.5pt solid #000000"/>
    </style:style>
    <style:style style:name="Tableau3.E8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9.158cm" fo:margin-left="0cm" table:align="left"/>
    </style:style>
    <style:style style:name="Tableau4.A" style:family="table-column">
      <style:table-column-properties style:column-width="2.198cm"/>
    </style:style>
    <style:style style:name="Tableau4.B" style:family="table-column">
      <style:table-column-properties style:column-width="3.399cm"/>
    </style:style>
    <style:style style:name="Tableau4.C" style:family="table-column">
      <style:table-column-properties style:column-width="3.561cm"/>
    </style:style>
    <style:style style:name="Tableau4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padding="0.097cm" fo:border-left="0.5pt solid #000000" fo:border-right="none" fo:border-top="none" fo:border-bottom="0.5pt solid #000000"/>
    </style:style>
    <style:style style:name="Tableau4.B3" style:family="table-cell">
      <style:table-cell-properties fo:padding="0.097cm" fo:border-left="0.5pt solid #000000" fo:border-right="none" fo:border-top="none" fo:border-bottom="0.5pt solid #000000"/>
    </style:style>
    <style:style style:name="Tableau4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fo:padding="0.097cm" fo:border-left="0.5pt solid #000000" fo:border-right="none" fo:border-top="none" fo:border-bottom="0.5pt solid #000000"/>
    </style:style>
    <style:style style:name="Tableau4.B4" style:family="table-cell">
      <style:table-cell-properties fo:padding="0.097cm" fo:border-left="0.5pt solid #000000" fo:border-right="none" fo:border-top="none" fo:border-bottom="0.5pt solid #000000"/>
    </style:style>
    <style:style style:name="Tableau4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5" style:family="table-cell">
      <style:table-cell-properties fo:padding="0.097cm" fo:border-left="0.5pt solid #000000" fo:border-right="none" fo:border-top="none" fo:border-bottom="0.5pt solid #000000"/>
    </style:style>
    <style:style style:name="Tableau4.B5" style:family="table-cell">
      <style:table-cell-properties fo:padding="0.097cm" fo:border-left="0.5pt solid #000000" fo:border-right="none" fo:border-top="none" fo:border-bottom="0.5pt solid #000000"/>
    </style:style>
    <style:style style:name="Tableau4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5c553f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rsid="0024452a" officeooo:paragraph-rsid="0024452a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ILET_5f_POINTILLES">
      <style:paragraph-properties fo:margin-top="0cm" fo:margin-bottom="0cm" style:contextual-spacing="false" style:line-height-at-least="0.7cm"/>
      <style:text-properties officeooo:paragraph-rsid="0024c480"/>
    </style:style>
    <style:style style:name="P27" style:family="paragraph" style:parent-style-name="FILET_5f_POINTILLES">
      <style:paragraph-properties fo:margin-top="0cm" fo:margin-bottom="0cm" style:contextual-spacing="false" style:line-height-at-least="0.7cm"/>
      <style:text-properties officeooo:paragraph-rsid="00389a78"/>
    </style:style>
    <style:style style:name="P28" style:family="paragraph" style:parent-style-name="FILET_5f_POINTILLES">
      <style:paragraph-properties fo:margin-top="0cm" fo:margin-bottom="0cm" style:contextual-spacing="false" style:line-height-at-least="0.7cm"/>
      <style:text-properties officeooo:paragraph-rsid="0040d8e0"/>
    </style:style>
    <style:style style:name="P29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9.499cm" style:type="right" style:leader-style="dotted" style:leader-text="."/>
        </style:tab-stops>
      </style:paragraph-properties>
      <style:text-properties officeooo:paragraph-rsid="00448478"/>
    </style:style>
    <style:style style:name="P30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9.499cm" style:type="right" style:leader-style="dotted" style:leader-text="."/>
        </style:tab-stops>
      </style:paragraph-properties>
      <style:text-properties officeooo:paragraph-rsid="0034f591"/>
    </style:style>
    <style:style style:name="P31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9.499cm" style:type="right" style:leader-style="dotted" style:leader-text="."/>
        </style:tab-stops>
      </style:paragraph-properties>
      <style:text-properties officeooo:paragraph-rsid="0033d342"/>
    </style:style>
    <style:style style:name="P32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9.499cm" style:type="right" style:leader-style="dotted" style:leader-text="."/>
        </style:tab-stops>
      </style:paragraph-properties>
      <style:text-properties officeooo:paragraph-rsid="003e76ef"/>
    </style:style>
    <style:style style:name="P33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9.499cm" style:type="right" style:leader-style="dotted" style:leader-text="."/>
        </style:tab-stops>
      </style:paragraph-properties>
      <style:text-properties officeooo:paragraph-rsid="0024c480"/>
    </style:style>
    <style:style style:name="P34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9.393cm" style:type="right" style:leader-style="dotted" style:leader-text="."/>
        </style:tab-stops>
      </style:paragraph-properties>
      <style:text-properties officeooo:paragraph-rsid="0024c480"/>
    </style:style>
    <style:style style:name="P35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9.364cm" style:type="right" style:leader-style="dotted" style:leader-text="."/>
        </style:tab-stops>
      </style:paragraph-properties>
      <style:text-properties officeooo:paragraph-rsid="00415b4e"/>
    </style:style>
    <style:style style:name="P36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9.364cm" style:type="right" style:leader-style="dotted" style:leader-text="."/>
        </style:tab-stops>
      </style:paragraph-properties>
      <style:text-properties officeooo:paragraph-rsid="0034f591"/>
    </style:style>
    <style:style style:name="P37" style:family="paragraph" style:parent-style-name="FILET_5f_POINTILLES">
      <style:paragraph-properties fo:margin-top="0cm" fo:margin-bottom="0cm" style:contextual-spacing="false" style:line-height-at-least="0.7cm"/>
      <style:text-properties officeooo:paragraph-rsid="005a5dc0"/>
    </style:style>
    <style:style style:name="P38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24c480"/>
    </style:style>
    <style:style style:name="P39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2583f1"/>
    </style:style>
    <style:style style:name="P40" style:family="paragraph" style:parent-style-name="_5f_Paragraphe_20_livret_20_">
      <style:paragraph-properties fo:margin-top="0cm" fo:margin-bottom="0cm" style:contextual-spacing="false"/>
      <style:text-properties officeooo:paragraph-rsid="0056c59d"/>
    </style:style>
    <style:style style:name="P4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fo:font-weight="bold" officeooo:rsid="001e210a" officeooo:paragraph-rsid="001e210a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fo:font-weight="bold" officeooo:rsid="001e210a" officeooo:paragraph-rsid="002a78cc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fo:font-weight="bold" officeooo:rsid="002a78cc" officeooo:paragraph-rsid="002a78cc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style:font-size-asian="9pt" style:font-size-complex="9pt"/>
    </style:style>
    <style:style style:name="P45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5" fo:font-size="9pt" style:font-size-asian="9pt" style:font-size-complex="9pt"/>
    </style:style>
    <style:style style:name="P4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fo:letter-spacing="-0.007cm" fo:font-weight="bold" officeooo:rsid="001e210a" officeooo:paragraph-rsid="001e210a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fo:letter-spacing="-0.011cm" fo:font-weight="bold" officeooo:rsid="001e210a" officeooo:paragraph-rsid="001e210a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3e76ef" officeooo:paragraph-rsid="003e76ef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1" fo:font-size="9pt" fo:font-weight="bold" officeooo:rsid="004e342a" officeooo:paragraph-rsid="0057b5e0" style:font-size-asian="9pt" style:font-weight-asian="bold" style:font-size-complex="9pt" style:font-weight-complex="bold"/>
    </style:style>
    <style:style style:name="P50" style:family="paragraph" style:parent-style-name="_5f_Paragraphe_20_livret_20_">
      <style:paragraph-properties fo:margin-top="0.101cm" fo:margin-bottom="0.3cm" style:contextual-spacing="false"/>
    </style:style>
    <style:style style:name="P51" style:family="paragraph" style:parent-style-name="_5f_Paragraphe_20_livret_20_">
      <style:paragraph-properties fo:margin-top="0.101cm" fo:margin-bottom="0.349cm" style:contextual-spacing="false"/>
    </style:style>
    <style:style style:name="P52" style:family="paragraph" style:parent-style-name="Table_20_Contents">
      <style:paragraph-properties fo:margin-top="0cm" fo:margin-bottom="0.049cm" style:contextual-spacing="false" fo:text-align="center" style:justify-single-word="false"/>
      <style:text-properties style:font-name="Bitstream Vera Sans1" fo:font-size="10pt" officeooo:paragraph-rsid="0024c480"/>
    </style:style>
    <style:style style:name="P53" style:family="paragraph" style:parent-style-name="Table_20_Contents">
      <style:paragraph-properties fo:margin-top="0cm" fo:margin-bottom="0.049cm" style:contextual-spacing="false" fo:text-align="center" style:justify-single-word="false"/>
      <style:text-properties style:font-name="Bitstream Vera Sans1" fo:font-size="9pt" officeooo:paragraph-rsid="00198bb5" style:font-size-asian="9pt" style:font-size-complex="9pt"/>
    </style:style>
    <style:style style:name="P54" style:family="paragraph" style:parent-style-name="Table_20_Contents">
      <style:paragraph-properties fo:margin-top="0cm" fo:margin-bottom="0.049cm" style:contextual-spacing="false" fo:text-align="center" style:justify-single-word="false"/>
      <style:text-properties style:font-name="Bitstream Vera Sans1" fo:font-size="9pt" officeooo:paragraph-rsid="002992a3" style:font-size-asian="9pt" style:font-size-complex="9pt"/>
    </style:style>
    <style:style style:name="P55" style:family="paragraph" style:parent-style-name="Table_20_Contents">
      <style:paragraph-properties fo:margin-top="0cm" fo:margin-bottom="0.049cm" style:contextual-spacing="false" fo:text-align="center" style:justify-single-word="false"/>
      <style:text-properties style:font-name="Bitstream Vera Sans1" fo:font-size="9pt" officeooo:rsid="00198bb5" officeooo:paragraph-rsid="00198bb5" style:font-size-asian="9pt" style:font-size-complex="9pt"/>
    </style:style>
    <style:style style:name="P56" style:family="paragraph" style:parent-style-name="Table_20_Contents">
      <style:paragraph-properties fo:margin-top="0cm" fo:margin-bottom="0.049cm" style:contextual-spacing="false" fo:text-align="center" style:justify-single-word="false"/>
      <style:text-properties style:font-name="Bitstream Vera Sans1" fo:font-size="9pt" officeooo:rsid="0051b068" officeooo:paragraph-rsid="0051b068" style:font-size-asian="9pt" style:font-size-complex="9pt"/>
    </style:style>
    <style:style style:name="P57" style:family="paragraph" style:parent-style-name="Table_20_Contents">
      <style:paragraph-properties fo:margin-top="0cm" fo:margin-bottom="0.079cm" style:contextual-spacing="false" fo:text-align="center" style:justify-single-word="false" style:writing-mode="lr-tb">
        <style:tab-stops/>
      </style:paragraph-properties>
      <style:text-properties style:font-name="Bitstream Vera Sans1" fo:font-size="10pt" officeooo:paragraph-rsid="002a3f15"/>
    </style:style>
    <style:style style:name="P58" style:family="paragraph" style:parent-style-name="Table_20_Contents">
      <style:paragraph-properties fo:margin-top="0cm" fo:margin-bottom="0.079cm" style:contextual-spacing="false" fo:text-align="center" style:justify-single-word="false" style:writing-mode="lr-tb">
        <style:tab-stops/>
      </style:paragraph-properties>
      <style:text-properties style:font-name="Bitstream Vera Sans1" fo:font-size="9pt" style:font-size-asian="9pt" style:font-size-complex="9pt"/>
    </style:style>
    <style:style style:name="P59" style:family="paragraph" style:parent-style-name="Table_20_Contents">
      <style:paragraph-properties fo:margin-top="0cm" fo:margin-bottom="0.079cm" style:contextual-spacing="false" fo:text-align="center" style:justify-single-word="false" style:writing-mode="lr-tb">
        <style:tab-stops/>
      </style:paragraph-properties>
      <style:text-properties style:font-name="Bitstream Vera Sans1" fo:font-size="9pt" officeooo:rsid="00198bb5" style:font-size-asian="9pt" style:font-size-complex="9pt"/>
    </style:style>
    <style:style style:name="P60" style:family="paragraph" style:parent-style-name="Table_20_Contents">
      <style:paragraph-properties fo:margin-top="0cm" fo:margin-bottom="0.079cm" style:contextual-spacing="false" fo:text-align="center" style:justify-single-word="false" style:writing-mode="lr-tb">
        <style:tab-stops/>
      </style:paragraph-properties>
      <style:text-properties style:font-name="Bitstream Vera Sans1" fo:font-size="9pt" officeooo:rsid="00198bb5" officeooo:paragraph-rsid="00198bb5" style:font-size-asian="9pt" style:font-size-complex="9pt"/>
    </style:style>
    <style:style style:name="P61" style:family="paragraph" style:parent-style-name="_5f_Paragraphe_20_livret_20_">
      <style:paragraph-properties fo:margin-top="0.101cm" fo:margin-bottom="0cm" style:contextual-spacing="false"/>
    </style:style>
    <style:style style:name="P62" style:family="paragraph" style:parent-style-name="_5f_Paragraphe_20_livret_20_">
      <style:paragraph-properties fo:margin-top="0.101cm" fo:margin-bottom="0cm" style:contextual-spacing="false"/>
      <style:text-properties officeooo:paragraph-rsid="0056c59d"/>
    </style:style>
    <style:style style:name="P63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5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66" style:family="paragraph" style:parent-style-name="FILET_5f_POINTILLES">
      <style:paragraph-properties fo:margin-top="0.801cm" fo:margin-bottom="0cm" style:contextual-spacing="false"/>
    </style:style>
    <style:style style:name="P67" style:family="paragraph" style:parent-style-name="_5f_Paragraphe_20_livret_20_">
      <style:text-properties officeooo:paragraph-rsid="005a5dc0"/>
    </style:style>
    <style:style style:name="P68" style:family="paragraph" style:parent-style-name="_5f_Paragraphe_20_livret_20_">
      <style:text-properties fo:font-size="2pt" style:font-size-asian="1.75pt" style:font-size-complex="2pt"/>
    </style:style>
    <style:style style:name="P69" style:family="paragraph" style:parent-style-name="Exo_5f_Num" style:master-page-name="_5f_Fiche_20_éditeur_20_série_20_2_20_une_20_colonne_20_impaire_20__28_G_29_">
      <style:paragraph-properties fo:margin-top="0cm" fo:margin-bottom="0.101cm" style:contextual-spacing="false" style:page-number="17" fo:break-before="auto" fo:break-after="auto">
        <style:tab-stops/>
      </style:paragraph-properties>
      <style:text-properties officeooo:paragraph-rsid="00504939"/>
    </style:style>
    <style:style style:name="P70" style:family="paragraph" style:parent-style-name="Exo_5f_Num">
      <style:paragraph-properties fo:margin-top="0.55cm" fo:margin-bottom="0.101cm" style:contextual-spacing="false"/>
    </style:style>
    <style:style style:name="P71" style:family="paragraph" style:parent-style-name="Exo_5f_Num">
      <style:paragraph-properties fo:margin-top="0.55cm" fo:margin-bottom="0.15cm" style:contextual-spacing="false"/>
      <style:text-properties officeooo:paragraph-rsid="0053783c"/>
    </style:style>
    <style:style style:name="P72" style:family="paragraph" style:parent-style-name="Exo_5f_Num" style:list-style-name="liste_5f_abc">
      <style:paragraph-properties fo:margin-top="0.3cm" fo:margin-bottom="0cm" style:contextual-spacing="false">
        <style:tab-stops>
          <style:tab-stop style:position="9.364cm" style:type="right" style:leader-style="dotted" style:leader-text="."/>
        </style:tab-stops>
      </style:paragraph-properties>
      <style:text-properties officeooo:paragraph-rsid="0053783c"/>
    </style:style>
    <style:style style:name="P73" style:family="paragraph" style:parent-style-name="Exo_5f_Num">
      <style:paragraph-properties fo:margin-top="0.75cm" fo:margin-bottom="0.199cm" style:contextual-spacing="false"/>
    </style:style>
    <style:style style:name="P74" style:family="paragraph" style:parent-style-name="Exo_5f_Num">
      <style:paragraph-properties fo:margin-top="1.3cm" fo:margin-bottom="0.101cm" style:contextual-spacing="false"/>
      <style:text-properties officeooo:paragraph-rsid="0040d8e0"/>
    </style:style>
    <style:style style:name="P75" style:family="paragraph" style:parent-style-name="FILET_5f_POINTILLES" style:list-style-name="liste_5f_abc">
      <style:paragraph-properties fo:margin-top="0cm" fo:margin-bottom="0cm" style:contextual-spacing="false" style:line-height-at-least="0.7cm"/>
      <style:text-properties officeooo:paragraph-rsid="0053783c"/>
    </style:style>
    <style:style style:name="P76" style:family="paragraph" style:parent-style-name="FILET_5f_POINTILLES" style:list-style-name="liste_5f_abc">
      <style:paragraph-properties fo:margin-top="0cm" fo:margin-bottom="0cm" style:contextual-spacing="false" style:line-height-at-least="0.7cm">
        <style:tab-stops>
          <style:tab-stop style:position="9.364cm" style:type="right" style:leader-style="dotted" style:leader-text="."/>
        </style:tab-stops>
      </style:paragraph-properties>
      <style:text-properties officeooo:paragraph-rsid="0053783c"/>
    </style:style>
    <style:style style:name="P77" style:family="paragraph" style:parent-style-name="FILET_5f_POINTILLES" style:list-style-name="liste_5f_abc">
      <style:paragraph-properties fo:margin-top="0cm" fo:margin-bottom="0cm" style:contextual-spacing="false" style:line-height-at-least="0.7cm">
        <style:tab-stops>
          <style:tab-stop style:position="9.364cm" style:type="right" style:leader-style="dotted" style:leader-text="."/>
        </style:tab-stops>
      </style:paragraph-properties>
      <style:text-properties officeooo:paragraph-rsid="00588e8a"/>
    </style:style>
    <style:style style:name="P78" style:family="paragraph" style:parent-style-name="FILET_5f_POINTILLES" style:list-style-name="Num_5f_Exo">
      <style:paragraph-properties fo:margin-top="0cm" fo:margin-bottom="0cm" style:contextual-spacing="false" style:line-height-at-least="0.7cm">
        <style:tab-stops>
          <style:tab-stop style:position="9.393cm" style:type="right" style:leader-style="dotted" style:leader-text="."/>
        </style:tab-stops>
      </style:paragraph-properties>
      <style:text-properties officeooo:paragraph-rsid="00548371"/>
    </style:style>
    <style:style style:name="P79" style:family="paragraph" style:parent-style-name="_5f_Paragraphe_20_livret_20_" style:list-style-name="Num_5f_Exo">
      <style:paragraph-properties fo:text-align="start" style:justify-single-word="false"/>
      <style:text-properties officeooo:paragraph-rsid="00448478"/>
    </style:style>
    <style:style style:name="P80" style:family="paragraph" style:parent-style-name="_5f_Paragraphe_20_livret_20_" style:list-style-name="liste_5f_abc">
      <style:paragraph-properties fo:margin-top="0.101cm" fo:margin-bottom="0.199cm" style:contextual-spacing="false"/>
    </style:style>
    <style:style style:name="P81" style:family="paragraph" style:parent-style-name="_5f_Paragraphe_20_livret_20_" style:list-style-name="liste_5f_abc">
      <style:paragraph-properties fo:margin-top="0.529cm" fo:margin-bottom="0cm" style:contextual-spacing="false"/>
    </style:style>
    <style:style style:name="P82" style:family="paragraph" style:parent-style-name="_5f_Paragraphe_20_livret_20_" style:list-style-name="liste_5f_abc">
      <style:paragraph-properties fo:margin-top="0.499cm" fo:margin-bottom="0cm" style:contextual-spacing="false"/>
    </style:style>
    <style:style style:name="P83" style:family="paragraph" style:parent-style-name="_5f_Paragraphe_20_livret_20_" style:list-style-name="liste_5f_abc">
      <style:paragraph-properties fo:margin-top="0.499cm" fo:margin-bottom="0cm" style:contextual-spacing="false"/>
      <style:text-properties officeooo:paragraph-rsid="0040d8e0"/>
    </style:style>
    <style:style style:name="P84" style:family="paragraph" style:parent-style-name="_5f_Paragraphe_20_livret_20_" style:list-style-name="liste_5f_abc">
      <style:paragraph-properties fo:margin-top="0cm" fo:margin-bottom="0.101cm" style:contextual-spacing="false" fo:text-align="center" style:justify-single-word="false">
        <style:tab-stops>
          <style:tab-stop style:position="9.364cm" style:type="right" style:leader-style="dotted" style:leader-text="."/>
        </style:tab-stops>
      </style:paragraph-properties>
      <style:text-properties style:font-name="OpenSymbol2" fo:font-style="normal" officeooo:paragraph-rsid="006238ed" style:font-style-asian="normal" style:font-style-complex="normal"/>
    </style:style>
    <style:style style:name="P85" style:family="paragraph" style:parent-style-name="_5f_Paragraphe_20_livret_20_" style:list-style-name="Num_5f_Exo">
      <style:paragraph-properties fo:margin-top="0.3cm" fo:margin-bottom="0.101cm" style:contextual-spacing="false"/>
      <style:text-properties officeooo:paragraph-rsid="00548371"/>
    </style:style>
    <style:style style:name="P86" style:family="paragraph" style:parent-style-name="_5f_Paragraphe_20_livret_20_" style:list-style-name="liste_5f_abc">
      <style:paragraph-properties fo:margin-top="0cm" fo:margin-bottom="0cm" style:contextual-spacing="false"/>
    </style:style>
    <style:style style:name="P87" style:family="paragraph" style:parent-style-name="_5f_Paragraphe_20_livret_20_" style:list-style-name="Num_5f_Exo">
      <style:paragraph-properties fo:margin-top="0cm" fo:margin-bottom="0cm" style:contextual-spacing="false"/>
    </style:style>
    <style:style style:name="P88" style:family="paragraph" style:parent-style-name="_5f_Paragraphe_20_livret_20_" style:list-style-name="liste_5f_abc">
      <style:paragraph-properties fo:margin-top="0.3cm" fo:margin-bottom="0cm" style:contextual-spacing="false"/>
      <style:text-properties fo:color="#000000" loext:opacity="100%" style:font-name="Bitstream Vera Sans5" fo:font-size="10pt" fo:font-style="normal" fo:font-weight="normal" officeooo:rsid="0055eca2" officeooo:paragraph-rsid="0055eca2"/>
    </style:style>
    <style:style style:name="P89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90" style:family="paragraph" style:parent-style-name="_5f_Paragraphe_20_livret_20_" style:list-style-name="liste_5f_abc">
      <style:paragraph-properties fo:margin-top="0.101cm" fo:margin-bottom="0cm" style:contextual-spacing="false"/>
    </style:style>
    <style:style style:name="P91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40d8e0"/>
    </style:style>
    <style:style style:name="P92" style:family="paragraph" style:parent-style-name="_5f_Paragraphe_20_livret_20_" style:list-style-name="liste_5f_abc">
      <style:paragraph-properties fo:margin-top="0.499cm" fo:margin-bottom="0.101cm" style:contextual-spacing="false"/>
    </style:style>
    <style:style style:name="P93" style:family="paragraph" style:parent-style-name="_5f_Paragraphe_20_livret_20_" style:list-style-name="liste_5f_abc">
      <loext:graphic-properties draw:fill="none"/>
      <style:paragraph-properties fo:margin-left="0cm" fo:margin-right="0cm" fo:margin-top="0.75cm" fo:margin-bottom="0.3cm" style:contextual-spacing="false" fo:text-align="justify" style:justify-single-word="false" fo:text-indent="0cm" style:auto-text-indent="false" fo:background-color="transparent" style:shadow="none">
        <style:tab-stops>
          <style:tab-stop style:position="0.494cm"/>
        </style:tab-stops>
      </style:paragraph-properties>
      <style:text-properties officeooo:rsid="003d4aed" officeooo:paragraph-rsid="003d4aed"/>
    </style:style>
    <style:style style:name="P94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7cm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2583f1"/>
    </style:style>
    <style:style style:name="P95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7cm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24c480"/>
    </style:style>
    <style:style style:name="P96" style:family="paragraph" style:parent-style-name="_5f_Paragraphe_20_énoncé_20_après_20_numéro_20_second" style:list-style-name="liste_5f_abc">
      <style:paragraph-properties fo:margin-top="0.4cm" fo:margin-bottom="0cm" style:contextual-spacing="false">
        <style:tab-stops>
          <style:tab-stop style:position="9.364cm" style:type="right" style:leader-style="dotted" style:leader-text="."/>
        </style:tab-stops>
      </style:paragraph-properties>
      <style:text-properties officeooo:paragraph-rsid="0053783c"/>
    </style:style>
    <style:style style:name="P97" style:family="paragraph" style:parent-style-name="_5f_Paragraphe_20_énoncé_20_après_20_numéro_20_second" style:list-style-name="liste_5f_abc">
      <style:paragraph-properties fo:margin-top="0cm" fo:margin-bottom="0.101cm" style:contextual-spacing="false" style:line-height-at-least="0.706cm">
        <style:tab-stops>
          <style:tab-stop style:position="9.364cm" style:type="right" style:leader-style="dotted" style:leader-text="."/>
        </style:tab-stops>
      </style:paragraph-properties>
      <style:text-properties officeooo:paragraph-rsid="001ae9bc"/>
    </style:style>
    <style:style style:name="P98" style:family="paragraph" style:parent-style-name="_5f_Pied_20_de_20_page" style:list-style-name="">
      <style:paragraph-properties fo:text-align="end" style:justify-single-word="false"/>
    </style:style>
    <style:style style:name="P99" style:family="paragraph" style:parent-style-name="_5f_Pied_20_de_20_page">
      <style:paragraph-properties fo:text-align="end" style:justify-single-word="false"/>
    </style:style>
    <style:style style:name="P100" style:family="paragraph" style:parent-style-name="_5f_Pied_20_de_20_page" style:list-style-name=""/>
    <style:style style:name="P10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Titre_20_d_27_exercices_20_livret_20_sans_20_titre" style:list-style-name="Num_5f_Exo">
      <style:text-properties officeooo:paragraph-rsid="0040d8e0"/>
    </style:style>
    <style:style style:name="P103" style:family="paragraph" style:parent-style-name="_5f_Titre_20_d_27_exercices_20_livret_20_sans_20_titre" style:list-style-name="Num_5f_Exo">
      <style:paragraph-properties fo:margin-top="0.63cm" fo:margin-bottom="0.101cm" style:contextual-spacing="false"/>
      <style:text-properties officeooo:paragraph-rsid="0040d8e0"/>
    </style:style>
    <style:style style:name="P10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style:paragraph-properties fo:text-align="center"/>
    </style:style>
    <style:style style:name="P106" style:family="paragraph">
      <loext:graphic-properties draw:fill="none" draw:fill-color="#ffffff"/>
      <style:paragraph-properties fo:text-align="center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107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461d3"/>
    </style:style>
    <style:style style:name="T6" style:family="text">
      <style:text-properties officeooo:rsid="0036a520"/>
    </style:style>
    <style:style style:name="T7" style:family="text">
      <style:text-properties fo:text-transform="uppercase" fo:color="#808080" loext:opacity="100%" style:font-name="Bitstream Vera Sans1" fo:font-size="9pt" officeooo:rsid="00261363" fo:background-color="transparent" loext:char-shading-value="0"/>
    </style:style>
    <style:style style:name="T8" style:family="text">
      <style:text-properties fo:text-transform="uppercase" fo:color="#808080" loext:opacity="100%" style:font-name="Bitstream Vera Sans1" fo:font-size="9pt" officeooo:rsid="0036a520" fo:background-color="transparent" loext:char-shading-value="0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Bitstream Vera Sans" fo:font-size="10pt" style:font-name-asian="Bitstream Vera Sans5" style:font-size-asian="10pt" style:font-style-asian="normal" style:font-name-complex="Bitstream Vera Sans5" style:font-size-complex="10pt" style:font-style-complex="normal"/>
    </style:style>
    <style:style style:name="T11" style:family="text">
      <style:text-properties fo:color="#000000" loext:opacity="100%" style:font-name="Bitstream Vera Sans" fo:font-size="10pt" fo:font-style="normal" fo:font-weight="normal" officeooo:rsid="005630ff" fo:background-color="transparent" loext:char-shading-value="0" style:font-size-asian="12pt" style:font-style-asian="italic" style:font-size-complex="12pt" style:font-style-complex="italic"/>
    </style:style>
    <style:style style:name="T12" style:family="text">
      <style:text-properties fo:color="#000000" loext:opacity="100%" style:font-name="OpenSymbol2" fo:font-style="normal" style:font-name-asian="Bitstream Vera Sans5" style:font-style-asian="normal" style:font-name-complex="Bitstream Vera Sans5" style:font-style-complex="normal"/>
    </style:style>
    <style:style style:name="T13" style:family="text">
      <style:text-properties fo:color="#000000" loext:opacity="100%" style:font-name="OpenSymbol" fo:font-size="9pt" fo:font-style="normal" officeooo:rsid="00198bb5" style:font-name-asian="OpenSymbol2" style:font-size-asian="9pt" style:font-style-asian="normal" style:font-name-complex="OpenSymbol2" style:font-size-complex="9pt" style:font-style-complex="normal"/>
    </style:style>
    <style:style style:name="T14" style:family="text">
      <style:text-properties fo:color="#000000" loext:opacity="100%" style:text-position="0% 100%" style:font-name="OpenSymbol2" fo:font-style="normal" style:font-name-asian="Bitstream Vera Sans5" style:font-style-asian="normal" style:font-name-complex="Bitstream Vera Sans5" style:font-style-complex="normal"/>
    </style:style>
    <style:style style:name="T15" style:family="text">
      <style:text-properties fo:color="#000000" loext:opacity="100%" style:text-position="0% 100%" style:font-name="OpenSymbol2" fo:font-style="normal" style:font-name-asian="OpenSymbol2" style:font-style-asian="normal" style:font-name-complex="OpenSymbol2" style:font-style-complex="normal"/>
    </style:style>
    <style:style style:name="T16" style:family="text">
      <style:text-properties fo:color="#000000" loext:opacity="100%" officeooo:rsid="0053783c" fo:background-color="transparent" loext:char-shading-value="0"/>
    </style:style>
    <style:style style:name="T17" style:family="text">
      <style:text-properties fo:color="#000000" loext:opacity="100%" style:font-name="Bitstream Vera Sans5" fo:font-size="10pt" fo:font-style="normal" fo:font-weight="normal" officeooo:rsid="0053783c" style:font-weight-asian="normal" style:font-weight-complex="normal"/>
    </style:style>
    <style:style style:name="T18" style:family="text">
      <style:text-properties fo:color="#000000" loext:opacity="100%" style:font-name="Bitstream Vera Sans5" fo:font-size="10pt" fo:font-style="normal" fo:font-weight="normal" officeooo:rsid="00548371" style:font-weight-asian="normal" style:font-weight-complex="normal"/>
    </style:style>
    <style:style style:name="T19" style:family="text">
      <style:text-properties fo:color="#000000" loext:opacity="100%" style:font-name="Bitstream Vera Sans5" fo:font-size="10pt" fo:font-style="normal" fo:font-weight="normal" officeooo:rsid="00147ef9"/>
    </style:style>
    <style:style style:name="T20" style:family="text">
      <style:text-properties fo:color="#000000" loext:opacity="100%" style:font-name="Bitstream Vera Sans5" fo:font-size="10pt" fo:font-style="normal" fo:font-weight="normal" officeooo:rsid="00548371" style:font-style-asian="normal" style:font-weight-asian="normal" style:font-style-complex="normal" style:font-weight-complex="normal"/>
    </style:style>
    <style:style style:name="T21" style:family="text">
      <style:text-properties fo:color="#000000" loext:opacity="100%" style:font-name="Bitstream Vera Sans5" fo:font-size="10pt" fo:font-style="normal" fo:font-weight="normal" officeooo:rsid="00610a32"/>
    </style:style>
    <style:style style:name="T22" style:family="text">
      <style:text-properties fo:color="#000000" loext:opacity="100%" fo:font-weight="normal" officeooo:rsid="0053783c" style:font-weight-asian="normal" style:font-weight-complex="normal"/>
    </style:style>
    <style:style style:name="T23" style:family="text">
      <style:text-properties fo:color="#000000" loext:opacity="100%" fo:font-style="normal" fo:font-weight="normal" officeooo:rsid="00548371" style:font-style-asian="normal" style:font-weight-asian="normal" style:font-style-complex="normal" style:font-weight-complex="normal"/>
    </style:style>
    <style:style style:name="T24" style:family="text">
      <style:text-properties style:font-name="Bitstream Vera Sans"/>
    </style:style>
    <style:style style:name="T25" style:family="text">
      <style:text-properties style:font-name="Bitstream Vera Sans" fo:font-style="normal" style:font-name-asian="Bitstream Vera Sans5" style:font-style-asian="normal" style:font-name-complex="Bitstream Vera Sans5" style:font-style-complex="normal"/>
    </style:style>
    <style:style style:name="T26" style:family="text">
      <style:text-properties style:font-name="Bitstream Vera Sans" fo:font-size="10pt" style:font-size-asian="10pt" style:font-size-complex="10pt"/>
    </style:style>
    <style:style style:name="T27" style:family="text">
      <style:text-properties style:font-name="Bitstream Vera Sans" fo:font-size="10pt" fo:font-style="normal" style:font-name-asian="OpenSymbol2" style:font-style-asian="normal" style:font-name-complex="OpenSymbol2" style:font-style-complex="normal" style:text-scale="100%"/>
    </style:style>
    <style:style style:name="T28" style:family="text">
      <style:text-properties style:font-name="OpenSymbol2" fo:font-size="10pt" fo:font-style="normal" style:font-name-asian="OpenSymbol2" style:font-style-asian="normal" style:font-name-complex="OpenSymbol2" style:font-style-complex="normal" style:text-scale="100%"/>
    </style:style>
    <style:style style:name="T29" style:family="text">
      <style:text-properties style:font-name="OpenSymbol2" fo:font-size="10pt" style:font-size-asian="10pt" style:font-size-complex="10pt"/>
    </style:style>
    <style:style style:name="T30" style:family="text">
      <style:text-properties style:font-name-asian="Bitstream Vera Sans5" style:font-style-asian="normal" style:font-name-complex="Bitstream Vera Sans5" style:font-style-complex="normal"/>
    </style:style>
    <style:style style:name="T31" style:family="text">
      <style:text-properties officeooo:rsid="00132d16"/>
    </style:style>
    <style:style style:name="T32" style:family="text">
      <style:text-properties style:use-window-font-color="true" loext:opacity="0%" fo:font-style="normal" style:font-style-asian="normal" style:font-style-complex="normal"/>
    </style:style>
    <style:style style:name="T33" style:family="text">
      <style:text-properties style:use-window-font-color="true" loext:opacity="0%" fo:font-style="normal" officeooo:rsid="00162d69" style:font-style-asian="normal" style:font-style-complex="normal"/>
    </style:style>
    <style:style style:name="T34" style:family="text">
      <style:text-properties style:use-window-font-color="true" loext:opacity="0%" fo:font-style="normal" officeooo:rsid="003df34e" style:font-style-asian="normal" style:font-style-complex="normal"/>
    </style:style>
    <style:style style:name="T35" style:family="text">
      <style:text-properties style:use-window-font-color="true" loext:opacity="0%" fo:font-style="normal" officeooo:rsid="004fb198" style:font-style-asian="normal" style:font-style-complex="normal"/>
    </style:style>
    <style:style style:name="T36" style:family="text">
      <style:text-properties style:use-window-font-color="true" loext:opacity="0%" officeooo:rsid="00132d16"/>
    </style:style>
    <style:style style:name="T37" style:family="text">
      <style:text-properties style:use-window-font-color="true" loext:opacity="0%" officeooo:rsid="0014e802"/>
    </style:style>
    <style:style style:name="T38" style:family="text">
      <style:text-properties style:use-window-font-color="true" loext:opacity="0%" style:text-position="0% 100%" fo:font-style="normal" officeooo:rsid="00162d69" style:font-name-asian="OpenSymbol2" style:font-style-asian="normal" style:font-name-complex="OpenSymbol2" style:font-style-complex="normal"/>
    </style:style>
    <style:style style:name="T39" style:family="text">
      <style:text-properties style:use-window-font-color="true" loext:opacity="0%" style:text-position="0% 100%" fo:font-style="normal" officeooo:rsid="002bf25f" style:font-name-asian="OpenSymbol2" style:font-style-asian="normal" style:font-name-complex="OpenSymbol2" style:font-style-complex="normal"/>
    </style:style>
    <style:style style:name="T40" style:family="text">
      <style:text-properties style:use-window-font-color="true" loext:opacity="0%" style:text-position="0% 100%" fo:font-style="normal" officeooo:rsid="0031bcac" style:font-name-asian="OpenSymbol2" style:font-style-asian="normal" style:font-name-complex="OpenSymbol2" style:font-style-complex="normal"/>
    </style:style>
    <style:style style:name="T41" style:family="text">
      <style:text-properties style:use-window-font-color="true" loext:opacity="0%" style:text-position="0% 100%" fo:font-style="normal" officeooo:rsid="0037ba2e" style:font-name-asian="OpenSymbol2" style:font-style-asian="normal" style:font-name-complex="OpenSymbol2" style:font-style-complex="normal"/>
    </style:style>
    <style:style style:name="T42" style:family="text">
      <style:text-properties style:use-window-font-color="true" loext:opacity="0%" style:text-position="0% 100%" fo:font-style="normal" officeooo:rsid="004fb198" style:font-name-asian="OpenSymbol2" style:font-style-asian="normal" style:font-name-complex="OpenSymbol2" style:font-style-complex="normal"/>
    </style:style>
    <style:style style:name="T43" style:family="text">
      <style:text-properties style:use-window-font-color="true" loext:opacity="0%" style:text-position="0% 100%" fo:font-style="normal" officeooo:rsid="0056c59d" style:font-name-asian="OpenSymbol2" style:font-style-asian="normal" style:font-name-complex="OpenSymbol2" style:font-style-complex="normal"/>
    </style:style>
    <style:style style:name="T44" style:family="text">
      <style:text-properties style:use-window-font-color="true" loext:opacity="0%" style:text-position="0% 100%" officeooo:rsid="003006b2" style:font-name-asian="OpenSymbol2" style:font-style-asian="normal" style:font-name-complex="OpenSymbol2" style:font-style-complex="normal"/>
    </style:style>
    <style:style style:name="T45" style:family="text">
      <style:text-properties style:use-window-font-color="true" loext:opacity="0%" style:text-position="0% 100%" style:font-name="OpenSymbol2" fo:font-size="10pt" fo:font-weight="bold" officeooo:rsid="002bf25f" style:font-name-asian="OpenSymbol2" style:font-size-asian="10pt" style:font-style-asian="normal" style:font-weight-asian="bold" style:font-name-complex="OpenSymbol2" style:font-size-complex="10pt" style:font-style-complex="normal" style:font-weight-complex="bold"/>
    </style:style>
    <style:style style:name="T46" style:family="text">
      <style:text-properties style:use-window-font-color="true" loext:opacity="0%" style:text-position="0% 100%" style:font-name="OpenSymbol2" fo:font-size="10pt" officeooo:rsid="002bf25f" style:font-name-asian="OpenSymbol2" style:font-size-asian="10pt" style:font-style-asian="normal" style:font-name-complex="OpenSymbol2" style:font-size-complex="10pt" style:font-style-complex="normal"/>
    </style:style>
    <style:style style:name="T47" style:family="text">
      <style:text-properties style:use-window-font-color="true" loext:opacity="0%" style:text-position="0% 100%" fo:font-size="10pt" officeooo:rsid="002bf25f" style:font-name-asian="OpenSymbol2" style:font-size-asian="10pt" style:font-style-asian="normal" style:font-name-complex="OpenSymbol2" style:font-size-complex="10pt" style:font-style-complex="normal"/>
    </style:style>
    <style:style style:name="T48" style:family="text">
      <style:text-properties style:use-window-font-color="true" loext:opacity="0%" style:text-position="0% 100%" fo:font-size="10pt" officeooo:rsid="002bf25f" style:font-name-asian="OpenSymbol2" style:font-size-asian="10pt" style:font-style-asian="normal" style:font-name-complex="OpenSymbol2" style:font-size-complex="10pt" style:font-style-complex="normal" style:text-scale="100%"/>
    </style:style>
    <style:style style:name="T49" style:family="text">
      <style:text-properties style:use-window-font-color="true" loext:opacity="0%" style:text-position="0% 100%" fo:font-size="10pt" officeooo:rsid="0056c59d" style:font-name-asian="OpenSymbol2" style:font-size-asian="10pt" style:font-style-asian="normal" style:font-name-complex="OpenSymbol2" style:font-size-complex="10pt" style:font-style-complex="normal"/>
    </style:style>
    <style:style style:name="T50" style:family="text">
      <style:text-properties style:use-window-font-color="true" loext:opacity="0%" style:text-position="0% 100%" fo:font-size="10pt" fo:font-weight="bold" officeooo:rsid="002bf25f" style:font-name-asian="OpenSymbol2" style:font-size-asian="10pt" style:font-style-asian="normal" style:font-weight-asian="bold" style:font-name-complex="OpenSymbol2" style:font-size-complex="10pt" style:font-style-complex="normal" style:font-weight-complex="bold"/>
    </style:style>
    <style:style style:name="T51" style:family="text">
      <style:text-properties style:use-window-font-color="true" loext:opacity="0%" style:text-position="0% 100%" fo:font-size="10pt" fo:font-weight="normal" officeooo:rsid="002bf25f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52" style:family="text">
      <style:text-properties style:use-window-font-color="true" loext:opacity="0%" style:text-position="0% 100%" style:font-name="Bitstream Vera Sans5" fo:font-size="10pt" fo:font-style="normal" fo:font-weight="normal" officeooo:rsid="002bf25f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53" style:family="text">
      <style:text-properties style:use-window-font-color="true" loext:opacity="0%" style:text-position="0% 100%" style:font-name="Bitstream Vera Sans5" fo:font-size="10pt" fo:font-style="normal" fo:font-weight="normal" officeooo:rsid="0056c59d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54" style:family="text">
      <style:text-properties style:use-window-font-color="true" loext:opacity="0%" style:text-position="0% 100%" style:font-name="Bitstream Vera Sans5" fo:font-size="10pt" fo:font-style="normal" fo:font-weight="normal" officeooo:rsid="002bf25f" fo:background-color="transparent" loext:char-shading-value="0" style:font-name-asian="OpenSymbol2" style:font-style-asian="normal" style:font-name-complex="OpenSymbol2" style:font-style-complex="normal"/>
    </style:style>
    <style:style style:name="T55" style:family="text">
      <style:text-properties style:use-window-font-color="true" loext:opacity="0%" style:text-position="0% 100%" style:font-name="Bitstream Vera Sans5" fo:font-size="10pt" fo:font-style="normal" fo:font-weight="normal" officeooo:rsid="0056c59d" fo:background-color="transparent" loext:char-shading-value="0" style:font-name-asian="OpenSymbol2" style:font-style-asian="normal" style:font-name-complex="OpenSymbol2" style:font-style-complex="normal"/>
    </style:style>
    <style:style style:name="T56" style:family="text">
      <style:text-properties style:use-window-font-color="true" loext:opacity="0%" style:text-position="0% 100%" fo:letter-spacing="-0.007cm" fo:font-weight="normal" officeooo:rsid="003d4aed"/>
    </style:style>
    <style:style style:name="T57" style:family="text">
      <style:text-properties style:use-window-font-color="true" loext:opacity="0%" style:text-position="super 58%" style:font-name="Times New Roman" fo:font-size="12pt" fo:letter-spacing="-0.007cm" fo:font-style="italic" fo:font-weight="normal" officeooo:rsid="003d4aed" style:font-size-asian="12pt" style:font-style-asian="italic" style:font-size-complex="12pt" style:font-style-complex="italic"/>
    </style:style>
    <style:style style:name="T58" style:family="text">
      <style:text-properties style:use-window-font-color="true" loext:opacity="0%" officeooo:rsid="0051b068"/>
    </style:style>
    <style:style style:name="T59" style:family="text">
      <style:text-properties style:use-window-font-color="true" loext:opacity="0%" style:font-name="Bitstream Vera Sans1" fo:font-size="10pt" fo:font-weight="normal" officeooo:rsid="0053783c" style:font-name-asian="Bitstream Vera Sans5" style:font-size-asian="10.5pt" style:font-style-asian="normal" style:font-weight-asian="bold" style:font-name-complex="Bitstream Vera Sans5" style:font-style-complex="normal" style:font-weight-complex="bold"/>
    </style:style>
    <style:style style:name="T60" style:family="text">
      <style:text-properties style:use-window-font-color="true" loext:opacity="0%" style:font-name="Bitstream Vera Sans1" fo:font-size="10pt" fo:font-weight="normal" officeooo:rsid="0053783c" fo:background-color="transparent" loext:char-shading-value="0" style:font-size-asian="10.5pt" style:font-weight-asian="bold" style:font-weight-complex="bold"/>
    </style:style>
    <style:style style:name="T61" style:family="text">
      <style:text-properties style:use-window-font-color="true" loext:opacity="0%" style:font-name="Bitstream Vera Sans1" fo:font-size="10pt" fo:font-style="normal" fo:font-weight="normal" officeooo:rsid="0051b068" fo:background-color="transparent" loext:char-shading-value="0" style:font-name-asian="Bitstream Vera Sans5" style:font-size-asian="10.5pt" style:font-style-asian="normal" style:font-name-complex="Bitstream Vera Sans5" style:font-style-complex="normal"/>
    </style:style>
    <style:style style:name="T62" style:family="text">
      <style:text-properties style:use-window-font-color="true" loext:opacity="0%" style:font-name="Bitstream Vera Sans1" fo:font-size="10pt" fo:font-style="normal" fo:font-weight="normal" officeooo:rsid="0053783c" fo:background-color="transparent" loext:char-shading-value="0" style:font-name-asian="Bitstream Vera Sans5" style:font-size-asian="10.5pt" style:font-style-asian="normal" style:font-name-complex="Bitstream Vera Sans5" style:font-style-complex="normal"/>
    </style:style>
    <style:style style:name="T63" style:family="text">
      <style:text-properties style:use-window-font-color="true" loext:opacity="0%" style:font-name="Bitstream Vera Sans1" fo:font-size="10pt" fo:letter-spacing="-0.004cm" fo:font-weight="normal" officeooo:rsid="0051b068" style:font-size-asian="10.5pt"/>
    </style:style>
    <style:style style:name="T64" style:family="text">
      <style:text-properties style:use-window-font-color="true" loext:opacity="0%" fo:letter-spacing="-0.007cm" fo:font-weight="normal" officeooo:rsid="003d4aed"/>
    </style:style>
    <style:style style:name="T65" style:family="text">
      <style:text-properties style:use-window-font-color="true" loext:opacity="0%" fo:letter-spacing="-0.007cm" fo:font-style="normal" officeooo:rsid="00132d16" style:font-style-asian="normal" style:font-style-complex="normal"/>
    </style:style>
    <style:style style:name="T66" style:family="text">
      <style:text-properties style:use-window-font-color="true" loext:opacity="0%" fo:letter-spacing="-0.007cm" fo:font-style="normal" officeooo:rsid="00147ef9" style:font-style-asian="normal" style:font-style-complex="normal"/>
    </style:style>
    <style:style style:name="T67" style:family="text">
      <style:text-properties style:use-window-font-color="true" loext:opacity="0%" fo:letter-spacing="-0.007cm" fo:font-style="normal" officeooo:rsid="00198bb5" style:font-style-asian="normal" style:font-style-complex="normal"/>
    </style:style>
    <style:style style:name="T68" style:family="text">
      <style:text-properties style:use-window-font-color="true" loext:opacity="0%" fo:letter-spacing="-0.007cm" fo:font-style="normal" officeooo:rsid="00415b4e" style:font-style-asian="normal" style:font-style-complex="normal"/>
    </style:style>
    <style:style style:name="T69" style:family="text">
      <style:text-properties style:use-window-font-color="true" loext:opacity="0%" style:font-name="Bitstream Vera Sans5" fo:font-size="10pt" fo:letter-spacing="-0.007cm" fo:font-style="normal" fo:font-weight="normal" officeooo:rsid="00132d16" fo:background-color="transparent" loext:char-shading-value="0" style:font-style-asian="normal" style:font-style-complex="normal"/>
    </style:style>
    <style:style style:name="T70" style:family="text">
      <style:text-properties style:use-window-font-color="true" loext:opacity="0%" style:font-name="Bitstream Vera Sans5" fo:font-size="10pt" fo:letter-spacing="-0.007cm" fo:font-style="normal" fo:font-weight="normal" officeooo:rsid="005ff175" fo:background-color="transparent" loext:char-shading-value="0" style:font-style-asian="normal" style:font-style-complex="normal"/>
    </style:style>
    <style:style style:name="T71" style:family="text">
      <style:text-properties officeooo:rsid="00147ef9"/>
    </style:style>
    <style:style style:name="T72" style:family="text">
      <style:text-properties officeooo:rsid="0014e802"/>
    </style:style>
    <style:style style:name="T73" style:family="text">
      <style:text-properties style:text-position="0% 100%" style:font-name-asian="OpenSymbol2" style:font-style-asian="normal" style:font-name-complex="OpenSymbol2" style:font-style-complex="normal"/>
    </style:style>
    <style:style style:name="T74" style:family="text">
      <style:text-properties style:text-position="0% 100%" officeooo:rsid="002bf25f" style:font-name-asian="OpenSymbol2" style:font-style-asian="normal" style:font-name-complex="OpenSymbol2" style:font-style-complex="normal"/>
    </style:style>
    <style:style style:name="T75" style:family="text">
      <style:text-properties style:text-position="0% 100%" style:font-name="Bitstream Vera Sans" fo:font-style="normal" style:font-name-asian="Bitstream Vera Sans5" style:font-style-asian="normal" style:font-name-complex="Bitstream Vera Sans5" style:font-style-complex="normal"/>
    </style:style>
    <style:style style:name="T76" style:family="text">
      <style:text-properties style:text-position="0% 100%" style:font-name-asian="Bitstream Vera Sans5" style:font-style-asian="normal" style:font-name-complex="Bitstream Vera Sans5" style:font-style-complex="normal"/>
    </style:style>
    <style:style style:name="T77" style:family="text">
      <style:text-properties style:text-position="0% 100%" fo:font-style="normal" officeooo:rsid="0040d8e0" style:font-name-asian="OpenSymbol2" style:font-style-asian="normal" style:font-name-complex="OpenSymbol2" style:font-style-complex="normal"/>
    </style:style>
    <style:style style:name="T78" style:family="text">
      <style:text-properties style:text-position="0% 100%" fo:font-style="normal" officeooo:rsid="00610a32" style:font-name-asian="OpenSymbol2" style:font-style-asian="normal" style:font-name-complex="OpenSymbol2" style:font-style-complex="normal"/>
    </style:style>
    <style:style style:name="T79" style:family="text">
      <style:text-properties style:text-position="0% 100%" fo:font-style="normal" fo:font-weight="normal" officeooo:rsid="00162d69" style:font-name-asian="OpenSymbol2" style:font-style-asian="normal" style:font-weight-asian="normal" style:font-name-complex="OpenSymbol2" style:font-style-complex="normal" style:font-weight-complex="normal"/>
    </style:style>
    <style:style style:name="T80" style:family="text">
      <style:text-properties style:text-position="0% 100%" style:font-name="OpenSymbol2" fo:font-size="10pt" fo:font-style="normal" officeooo:rsid="002bf25f" style:font-name-asian="OpenSymbol2" style:font-size-asian="10pt" style:font-style-asian="normal" style:font-name-complex="OpenSymbol2" style:font-size-complex="10pt" style:font-style-complex="normal" style:text-scale="100%"/>
    </style:style>
    <style:style style:name="T81" style:family="text">
      <style:text-properties style:text-position="0% 100%" fo:font-weight="normal" officeooo:rsid="0053783c" style:font-name-asian="OpenSymbol2" style:font-size-asian="10.5pt" style:font-style-asian="normal" style:font-name-complex="OpenSymbol2" style:font-style-complex="normal"/>
    </style:style>
    <style:style style:name="T82" style:family="text">
      <style:text-properties style:text-position="0% 100%" fo:font-weight="normal" officeooo:rsid="00548371" style:font-name-asian="OpenSymbol2" style:font-style-asian="normal" style:font-weight-asian="normal" style:font-name-complex="OpenSymbol2" style:font-style-complex="normal" style:font-weight-complex="normal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40d8e0" style:font-style-asian="normal" style:font-style-complex="normal"/>
    </style:style>
    <style:style style:name="T85" style:family="text">
      <style:text-properties fo:font-style="normal" officeooo:rsid="003df34e" style:font-style-asian="normal" style:font-style-complex="normal"/>
    </style:style>
    <style:style style:name="T86" style:family="text">
      <style:text-properties fo:font-style="normal" fo:font-weight="normal" officeooo:rsid="00162d69" style:font-style-asian="normal" style:font-weight-asian="normal" style:font-style-complex="normal" style:font-weight-complex="normal"/>
    </style:style>
    <style:style style:name="T87" style:family="text">
      <style:text-properties officeooo:rsid="00415b4e"/>
    </style:style>
    <style:style style:name="T88" style:family="text">
      <style:text-properties officeooo:rsid="004e342a"/>
    </style:style>
    <style:style style:name="T89" style:family="text">
      <style:text-properties fo:color="#c9211e" loext:opacity="100%" style:font-name="Bitstream Vera Sans1" fo:font-size="10pt" fo:font-weight="bold" officeooo:rsid="0053783c" style:font-name-asian="Bitstream Vera Sans5" style:font-size-asian="10.5pt" style:font-style-asian="normal" style:font-weight-asian="bold" style:font-name-complex="Bitstream Vera Sans5" style:font-style-complex="normal" style:font-weight-complex="bold"/>
    </style:style>
    <style:style style:name="T90" style:family="text">
      <style:text-properties fo:color="#c9211e" loext:opacity="100%" style:font-name="Bitstream Vera Sans1" fo:font-size="10pt" fo:font-weight="bold" officeooo:rsid="0053783c" fo:background-color="transparent" loext:char-shading-value="0" style:font-size-asian="10.5pt" style:font-weight-asian="bold" style:font-weight-complex="bold"/>
    </style:style>
    <style:style style:name="T91" style:family="text">
      <style:text-properties fo:color="#c9211e" loext:opacity="100%" fo:font-weight="bold" officeooo:rsid="0053783c" style:font-weight-asian="bold" style:font-weight-complex="bold"/>
    </style:style>
    <style:style style:name="T92" style:family="text">
      <style:text-properties fo:color="#c9211e" loext:opacity="100%" fo:font-weight="bold" officeooo:rsid="00548371" style:font-weight-asian="bold" style:font-weight-complex="bold"/>
    </style:style>
    <style:style style:name="T93" style:family="text">
      <style:text-properties officeooo:rsid="005630ff"/>
    </style:style>
    <style:style style:name="T94" style:family="text">
      <style:text-properties officeooo:rsid="0056b160"/>
    </style:style>
    <style:style style:name="T95" style:family="text">
      <style:text-properties officeooo:rsid="0057b5e0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size="9pt" officeooo:rsid="00198bb5" style:font-size-asian="9pt" style:font-size-complex="9pt"/>
    </style:style>
    <style:style style:name="T98" style:family="text">
      <style:text-properties fo:letter-spacing="-0.004cm"/>
    </style:style>
    <style:style style:name="T99" style:family="text">
      <style:text-properties fo:letter-spacing="-0.007cm"/>
    </style:style>
    <style:style style:name="T100" style:family="text">
      <style:text-properties fo:letter-spacing="-0.007cm" officeooo:rsid="0040d8e0"/>
    </style:style>
    <style:style style:name="T101" style:family="text">
      <style:text-properties officeooo:rsid="00624b5e"/>
    </style:style>
    <style:style style:name="T102" style:family="text">
      <style:text-properties fo:font-weight="bold" officeooo:rsid="00624b5e" style:font-weight-asian="bold" style:font-weight-complex="bold"/>
    </style:style>
    <style:style style:name="T103" style:family="text">
      <style:text-properties fo:color="#ff3333" loext:opacity="100%" fo:font-weight="bold" officeooo:rsid="00624b5e" style:font-weight-asian="bold" style:font-weight-complex="bold"/>
    </style:style>
    <style:style style:name="T104" style:family="text">
      <style:text-properties style:text-line-through-style="solid" style:text-line-through-type="single"/>
    </style:style>
    <style:style style:name="T10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middle" style:vertical-rel="baseline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baseline" style:horizontal-pos="from-left" style:horizontal-rel="paragraph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94839241" text:style-name="Num_5f_Exo">
        <text:list-item>
          <text:h text:style-name="P69" text:outline-level="1"> <text:span text:style-name="Bold_5f_niv3">Avec les nombres entiers</text:span></text:h>
        </text:list-item>
      </text:list>
      <text:list xml:id="list582167937" text:style-name="liste_5f_abc">
        <text:list-item>
          <text:p text:style-name="P80"><text:span text:style-name="_5f_pointillés_20_gris"><text:span text:style-name="T65">Parmi ces nombres, entoure en rouge les nombres entiers naturels et </text:span></text:span><text:span text:style-name="_5f_pointillés_20_gris"><text:span text:style-name="T69">b</text:span></text:span><text:span text:style-name="_5f_pointillés_20_gris"><text:span text:style-name="T70">arre</text:span></text:span><text:span text:style-name="_5f_pointillés_20_gris"><text:span text:style-name="T65"> en bleu les nombres entiers relatifs.</text:span></text:span></text:p>
        </text:list-item>
      </text:list>
      <table:table table:name="Tableau1" table:style-name="Tableau1">
        <table:table-column table:style-name="Tableau1.A" table:number-columns-repeated="5"/>
        <table:table-row table:style-name="Tableau1.1">
          <table:table-cell table:style-name="Tableau1.A1" office:value-type="string">
            <text:p text:style-name="P58"><draw:frame draw:style-name="fr3" draw:name="Objet38" text:anchor-type="as-char" svg:width="0.702cm" svg:height="0.781cm" draw:z-index="38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  <table:table-cell table:style-name="Tableau1.A1" office:value-type="string">
            <text:p text:style-name="P60">12</text:p>
          </table:table-cell>
          <table:table-cell table:style-name="Tableau1.A1" office:value-type="string">
            <text:p text:style-name="P57"><text:span text:style-name="_5f_opensymbol"><text:span text:style-name="T13">─</text:span></text:span><text:span text:style-name="T97">0,25</text:span></text:p>
          </table:table-cell>
          <table:table-cell table:style-name="Tableau1.A1" office:value-type="string">
            <text:p text:style-name="P59"><draw:frame draw:style-name="fr3" draw:name="Objet3" text:anchor-type="as-char" svg:width="0.702cm" svg:height="0.781cm" draw:z-index="39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E1" office:value-type="string">
            <text:p text:style-name="P60">12,12</text:p>
          </table:table-cell>
        </table:table-row>
        <table:table-row table:style-name="Tableau1.1">
          <table:table-cell table:style-name="Tableau1.A2" office:value-type="string">
            <text:p text:style-name="P58"><draw:frame draw:style-name="fr3" draw:name="Objet1" text:anchor-type="as-char" svg:width="0.967cm" svg:height="0.7cm" draw:z-index="40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1.A2" office:value-type="string">
            <text:p text:style-name="P57"><text:span text:style-name="_5f_opensymbol"><text:span text:style-name="T13">─</text:span></text:span><text:span text:style-name="T97">5</text:span></text:p>
          </table:table-cell>
          <table:table-cell table:style-name="Tableau1.A2" office:value-type="string">
            <text:p text:style-name="P60">0</text:p>
          </table:table-cell>
          <table:table-cell table:style-name="Tableau1.A2" office:value-type="string">
            <text:p text:style-name="P58"><draw:frame draw:style-name="fr6" draw:name="Objet2" text:anchor-type="as-char" svg:width="0.432cm" svg:height="0.226cm" draw:z-index="41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au1.E2" office:value-type="string">
            <text:p text:style-name="P60"><draw:frame draw:style-name="fr3" draw:name="Objet11" text:anchor-type="as-char" svg:width="0.721cm" svg:height="0.411cm" draw:z-index="42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</table:table-row>
      </table:table>
      <text:list xml:id="list165111755407649" text:continue-numbering="true" text:style-name="liste_5f_abc">
        <text:list-item>
          <text:p text:style-name="P81"><text:span text:style-name="_5f_pointillés_20_gris"><text:span text:style-name="T36">Explique </text:span></text:span><text:span text:style-name="_5f_pointillés_20_gris"><text:span text:style-name="T58">pourquoi les nombres entiers naturels sont des nombres entiers relatifs.</text:span></text:span><text:span text:style-name="_5f_pointillés_20_gris"><text:span text:style-name="T31"> </text:span></text:span></text:p>
        </text:list-item>
      </text:list>
      <text:p text:style-name="P29"><text:span text:style-name="_5f_pointillés_20_gris"><text:span text:style-name="T73"><text:tab/></text:span></text:span></text:p>
      <text:p text:style-name="P33"><text:span text:style-name="_5f_pointillés_20_gris"><text:span text:style-name="T73"><text:tab/></text:span></text:span></text:p>
      <text:list xml:id="list165110053878749" text:continue-list="list2994839241" text:style-name="Num_5f_Exo">
        <text:list-item>
          <text:h text:style-name="P70" text:outline-level="1"> <text:span text:style-name="Bold_5f_niv3">Avec les quotients</text:span></text:h>
        </text:list-item>
      </text:list>
      <text:list xml:id="list165111637057543" text:continue-list="list165111755407649" text:style-name="liste_5f_abc">
        <text:list-item text:start-value="1">
          <text:p text:style-name="P80"><text:span text:style-name="_5f_pointillés_20_gris"><text:span text:style-name="T65">Parmi ces nombres, entoure en rouge les nombres </text:span></text:span><text:span text:style-name="_5f_pointillés_20_gris"><text:span text:style-name="T66">décimaux </text:span></text:span><text:span text:style-name="_5f_pointillés_20_gris"><text:span text:style-name="T65">et </text:span></text:span><text:span text:style-name="_5f_pointillés_20_gris"><text:span text:style-name="T69">b</text:span></text:span><text:span text:style-name="_5f_pointillés_20_gris"><text:span text:style-name="T70">arre</text:span></text:span><text:span text:style-name="_5f_pointillés_20_gris"><text:span text:style-name="T65"> en bleu les nombres </text:span></text:span><text:span text:style-name="_5f_pointillés_20_gris"><text:span text:style-name="T66">rationnels </text:span></text:span><text:span text:style-name="_5f_pointillés_20_gris"><text:span text:style-name="T67">(quotient de deux </text:span></text:span><text:span text:style-name="_5f_pointillés_20_gris"><text:span text:style-name="T68">entiers relatifs</text:span></text:span><text:span text:style-name="_5f_pointillés_20_gris"><text:span text:style-name="T67">).</text:span></text:span></text:p>
        </text:list-item>
      </text:list>
      <table:table table:name="Tableau2" table:style-name="Tableau2">
        <table:table-column table:style-name="Tableau2.A" table:number-columns-repeated="5"/>
        <table:table-row table:style-name="Tableau2.1">
          <table:table-cell table:style-name="Tableau2.A1" office:value-type="string">
            <text:p text:style-name="P53"><draw:frame draw:style-name="fr3" draw:name="Objet4" text:anchor-type="as-char" svg:width="0.702cm" svg:height="0.781cm" draw:z-index="43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2.A1" office:value-type="string">
            <text:p text:style-name="P55"><draw:frame draw:style-name="fr3" draw:name="Objet8" text:anchor-type="as-char" svg:width="0.663cm" svg:height="0.781cm" draw:z-index="44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  <table:table-cell table:style-name="Tableau2.A1" office:value-type="string">
            <text:p text:style-name="P52"><text:span text:style-name="_5f_opensymbol"><text:span text:style-name="T97">−</text:span></text:span><text:span text:style-name="T97">0,25</text:span></text:p>
          </table:table-cell>
          <table:table-cell table:style-name="Tableau2.A1" office:value-type="string">
            <text:p text:style-name="P55"><draw:frame draw:style-name="fr3" draw:name="Objet5" text:anchor-type="as-char" svg:width="0.663cm" svg:height="0.781cm" draw:z-index="0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2.E1" office:value-type="string">
            <text:p text:style-name="P55"><draw:frame draw:style-name="fr3" draw:name="Objet19" text:anchor-type="as-char" svg:width="0.593cm" svg:height="0.397cm" draw:z-index="45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2" office:value-type="string">
            <text:p text:style-name="P53"><draw:frame draw:style-name="fr3" draw:name="Objet6" text:anchor-type="as-char" svg:width="1.004cm" svg:height="0.781cm" draw:z-index="1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  <table:table-cell table:style-name="Tableau2.A2" office:value-type="string">
            <text:p text:style-name="P54"><draw:frame draw:style-name="fr3" draw:name="Objet9" text:anchor-type="as-char" svg:width="0.496cm" svg:height="0.639cm" draw:z-index="2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able:table-cell>
          <table:table-cell table:style-name="Tableau2.A2" office:value-type="string">
            <text:p text:style-name="P55"><draw:frame draw:style-name="fr3" draw:name="Objet10" text:anchor-type="as-char" svg:width="0.766cm" svg:height="0.781cm" draw:z-index="3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  <table:table-cell table:style-name="Tableau2.A2" office:value-type="string">
            <text:p text:style-name="P53"><draw:frame draw:style-name="fr3" draw:name="Objet7" text:anchor-type="as-char" svg:width="0.866cm" svg:height="0.411cm" draw:z-index="4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  <table:table-cell table:style-name="Tableau2.E2" office:value-type="string">
            <text:p text:style-name="P56">4</text:p>
          </table:table-cell>
        </table:table-row>
      </table:table>
      <text:list xml:id="list165111671407433" text:continue-numbering="true" text:style-name="liste_5f_abc">
        <text:list-item>
          <text:p text:style-name="P82"><text:span text:style-name="_5f_pointillés_20_gris"><text:span text:style-name="T36">Que remarques-tu ? Explique.</text:span></text:span></text:p>
        </text:list-item>
      </text:list>
      <text:p text:style-name="P65"><text:span text:style-name="_5f_pointillés_20_gris"><text:tab/></text:span></text:p>
      <text:p text:style-name="P65"><text:span text:style-name="_5f_pointillés_20_gris"><text:tab/></text:span></text:p>
      <text:p text:style-name="P65"><text:span text:style-name="_5f_pointillés_20_gris"><text:tab/></text:span></text:p>
      <text:list xml:id="list165110949218734" text:continue-list="list165110053878749" text:style-name="Num_5f_Exo">
        <text:list-item>
          <text:h text:style-name="P71" text:outline-level="1"> <text:span text:style-name="T63">Parmi les nombres suivants, entoure ceux qui peuvent s’écrire sous forme de fraction </text:span><text:span text:style-name="T98">avec un dénominateur qui soit une puissance de 10 (1 ; 10 ; 100 ; …).</text:span></text:h>
        </text:list-item>
      </text:list>
      <text:list xml:id="list165111791792378" text:continue-list="list165111671407433" text:style-name="liste_5f_abc">
        <text:list-header>
          <text:p text:style-name="P84"><draw:frame draw:style-name="fr5" draw:name="Objet13" text:anchor-type="as-char" svg:width="0.492cm" svg:height="0.87cm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T24"><text:s text:c="6"/></text:span><text:span text:style-name="T24"><draw:frame draw:style-name="fr5" draw:name="Objet14" text:anchor-type="as-char" svg:width="0.496cm" svg:height="0.873cm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24"><text:s text:c="6"/></text:span><text:span text:style-name="T24"><draw:frame draw:style-name="fr5" draw:name="Objet15" text:anchor-type="as-char" svg:width="0.975cm" svg:height="0.873cm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24"><text:s text:c="6"/></text:span><text:span text:style-name="T24"><draw:frame draw:style-name="fr5" draw:name="Objet16" text:anchor-type="as-char" svg:width="0.72cm" svg:height="0.873cm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4"><text:s text:c="6"/></text:span><text:span text:style-name="T24"><draw:frame draw:style-name="fr5" draw:name="Objet17" text:anchor-type="as-char" svg:width="0.982cm" svg:height="0.87cm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4"><text:s text:c="6"/></text:span><text:span text:style-name="T24"><draw:frame draw:style-name="fr5" draw:name="Objet18" text:anchor-type="as-char" svg:width="0.758cm" svg:height="0.87cm" draw:z-index="34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    <text:p text:style-name="P96"><text:span text:style-name="_5f_pointillés_20_gris"><text:span text:style-name="T90">a.</text:span></text:span><text:span text:style-name="_5f_pointillés_20_gris"><text:span text:style-name="T60"> </text:span></text:span><text:span text:style-name="_5f_pointillés_20_gris"><text:span text:style-name="T16">Comment nomme-t-on ces nombres ?</text:span></text:span></text:p>
          <text:p text:style-name="P97"><text:span text:style-name="_5f_pointillés_20_gris"><text:span text:style-name="T30"><text:tab/></text:span></text:span></text:p>
          <text:h text:style-name="P72" text:outline-level="1"><text:span text:style-name="_5f_pointillés_20_gris"><text:span text:style-name="T89">b.</text:span></text:span><text:span text:style-name="_5f_pointillés_20_gris"><text:span text:style-name="T59"> </text:span></text:span><text:span text:style-name="_5f_pointillés_20_gris"><text:span text:style-name="T61">P</text:span></text:span><text:span text:style-name="_5f_pointillés_20_gris"><text:span text:style-name="T62">our les autres, donne une valeur arrondie au millième.</text:span></text:span></text:h>
          <text:p text:style-name="P75"><text:span text:style-name="_5f_pointillés_20_gris"><text:span text:style-name="T73"><text:tab/></text:span></text:span></text:p>
          <text:p text:style-name="P75"><text:span text:style-name="_5f_pointillés_20_gris"><text:span text:style-name="T73"><text:tab/></text:span></text:span></text:p>
          <text:p text:style-name="P76"><text:span text:style-name="_5f_pointillés_20_gris"><text:span text:style-name="T81"><text:tab/></text:span></text:span></text:p>
          <text:p text:style-name="P76"><text:span text:style-name="_5f_pointillés_20_gris"><text:span text:style-name="T81"><text:tab/></text:span></text:span></text:p>
          <text:p text:style-name="P77"><text:span text:style-name="_5f_pointillés_20_gris"><text:span text:style-name="T81"><text:tab/></text:span></text:span></text:p>
        </text:list-header>
      </text:list>
      <text:list xml:id="list165110118253247" text:continue-list="list165110949218734" text:style-name="Num_5f_Exo">
        <text:list-item>
          <text:h text:style-name="Exo_5f_Num" text:outline-level="1"> <text:span text:style-name="Bold_5f_niv3">Nombres irrationnels</text:span></text:h>
        </text:list-item>
      </text:list>
      <text:p text:style-name="P50"><text:span text:style-name="T91">a. </text:span><text:span text:style-name="T22">Pour chacun des nombres du tableau, </text:span><text:span text:style-name="T17">i</text:span><text:span text:style-name="T18">ndique à quel(s) ensemble(s) de nombres il appartient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2273998471424">
          <table:table-cell table:style-name="Tableau3.A1" office:value-type="string">
            <text:p text:style-name="P41">N<text:span text:style-name="T88">ombre</text:span></text:p>
          </table:table-cell>
          <table:table-cell table:style-name="Tableau3.A1" office:value-type="string">
            <text:p text:style-name="P43"><text:span text:style-name="T88">E</text:span>ntier</text:p>
            <text:p text:style-name="P42">naturel</text:p>
          </table:table-cell>
          <table:table-cell table:style-name="Tableau3.A1" office:value-type="string">
            <text:p text:style-name="P41"><text:span text:style-name="T88">Entier </text:span>relatif</text:p>
          </table:table-cell>
          <table:table-cell table:style-name="Tableau3.A1" office:value-type="string">
            <text:p text:style-name="P46"><text:span text:style-name="T88">D</text:span>écimal</text:p>
          </table:table-cell>
          <table:table-cell table:style-name="Tableau3.E1" office:value-type="string">
            <text:p text:style-name="P47"><text:span text:style-name="T88">R</text:span>ationnel</text:p>
          </table:table-cell>
        </table:table-row>
        <table:table-row table:style-name="Tableau3.2">
          <table:table-cell table:style-name="Tableau3.A8" office:value-type="string">
            <text:p text:style-name="P44"><draw:frame draw:style-name="fr3" draw:name="Objet20" text:anchor-type="as-char" svg:width="0.721cm" svg:height="0.411cm" draw:z-index="1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au3.B2" office:value-type="string">
            <text:p text:style-name="P45"/>
          </table:table-cell>
          <table:table-cell table:style-name="Tableau3.C7" office:value-type="string">
            <text:p text:style-name="P45"/>
          </table:table-cell>
          <table:table-cell table:style-name="Tableau3.D7" office:value-type="string">
            <text:p text:style-name="P45"/>
          </table:table-cell>
          <table:table-cell table:style-name="Tableau3.E2" office:value-type="string">
            <text:p text:style-name="P45"/>
          </table:table-cell>
        </table:table-row>
        <table:table-row table:style-name="Tableau3.2">
          <table:table-cell table:style-name="Tableau3.A8" office:value-type="string">
            <text:p text:style-name="P44"><draw:frame draw:style-name="fr3" draw:name="Objet25" text:anchor-type="as-char" svg:width="0.924cm" svg:height="0.781cm" draw:z-index="11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3.B3" office:value-type="string">
            <text:p text:style-name="P45"/>
          </table:table-cell>
          <table:table-cell table:style-name="Tableau3.C7" office:value-type="string">
            <text:p text:style-name="P45"/>
          </table:table-cell>
          <table:table-cell table:style-name="Tableau3.D7" office:value-type="string">
            <text:p text:style-name="P45"/>
          </table:table-cell>
          <table:table-cell table:style-name="Tableau3.E3" office:value-type="string">
            <text:p text:style-name="P45"/>
          </table:table-cell>
        </table:table-row>
        <table:table-row table:style-name="Tableau3.2">
          <table:table-cell table:style-name="Tableau3.A8" office:value-type="string">
            <text:p text:style-name="P44"><draw:frame draw:style-name="fr3" draw:name="Objet24" text:anchor-type="as-char" svg:width="0.702cm" svg:height="0.781cm" draw:z-index="12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3.B4" office:value-type="string">
            <text:p text:style-name="P45"/>
          </table:table-cell>
          <table:table-cell table:style-name="Tableau3.C7" office:value-type="string">
            <text:p text:style-name="P45"/>
          </table:table-cell>
          <table:table-cell table:style-name="Tableau3.D7" office:value-type="string">
            <text:p text:style-name="P45"/>
          </table:table-cell>
          <table:table-cell table:style-name="Tableau3.E4" office:value-type="string">
            <text:p text:style-name="P45"/>
          </table:table-cell>
        </table:table-row>
        <table:table-row table:style-name="Tableau3.2">
          <table:table-cell table:style-name="Tableau3.A8" office:value-type="string">
            <text:p text:style-name="P44"><draw:frame draw:style-name="fr3" draw:name="Objet21" text:anchor-type="as-char" svg:width="1.757cm" svg:height="0.411cm" draw:z-index="13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au3.B5" office:value-type="string">
            <text:p text:style-name="P45"/>
          </table:table-cell>
          <table:table-cell table:style-name="Tableau3.C7" office:value-type="string">
            <text:p text:style-name="P45"/>
          </table:table-cell>
          <table:table-cell table:style-name="Tableau3.D7" office:value-type="string">
            <text:p text:style-name="P45"/>
          </table:table-cell>
          <table:table-cell table:style-name="Tableau3.E5" office:value-type="string">
            <text:p text:style-name="P45"/>
          </table:table-cell>
        </table:table-row>
        <table:table-row table:style-name="Tableau3.2">
          <table:table-cell table:style-name="Tableau3.A8" office:value-type="string">
            <text:p text:style-name="P44"><draw:frame draw:style-name="fr3" draw:name="Objet22" text:anchor-type="as-char" svg:width="0.593cm" svg:height="0.397cm" draw:z-index="14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au3.B6" office:value-type="string">
            <text:p text:style-name="P45"/>
          </table:table-cell>
          <table:table-cell table:style-name="Tableau3.C7" office:value-type="string">
            <text:p text:style-name="P45"/>
          </table:table-cell>
          <table:table-cell table:style-name="Tableau3.D7" office:value-type="string">
            <text:p text:style-name="P45"/>
          </table:table-cell>
          <table:table-cell table:style-name="Tableau3.E6" office:value-type="string">
            <text:p text:style-name="P45"/>
          </table:table-cell>
        </table:table-row>
        <table:table-row table:style-name="Tableau3.2">
          <table:table-cell table:style-name="Tableau3.A8" office:value-type="string">
            <text:p text:style-name="P44"><draw:frame draw:style-name="fr3" draw:name="Objet26" text:anchor-type="as-char" svg:width="0.766cm" svg:height="0.781cm" draw:z-index="15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  <table:table-cell table:style-name="Tableau3.B7" office:value-type="string">
            <text:p text:style-name="P45"/>
          </table:table-cell>
          <table:table-cell table:style-name="Tableau3.C7" office:value-type="string">
            <text:p text:style-name="P45"/>
          </table:table-cell>
          <table:table-cell table:style-name="Tableau3.D7" office:value-type="string">
            <text:p text:style-name="P45"/>
          </table:table-cell>
          <table:table-cell table:style-name="Tableau3.E7" office:value-type="string">
            <text:p text:style-name="P45"/>
          </table:table-cell>
        </table:table-row>
        <table:table-row table:style-name="Tableau3.2">
          <table:table-cell table:style-name="Tableau3.A8" office:value-type="string">
            <text:p text:style-name="P44"><draw:frame draw:style-name="fr3" draw:name="Objet23" text:anchor-type="as-char" svg:width="0.663cm" svg:height="0.781cm" draw:z-index="16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au3.B8" office:value-type="string">
            <text:p text:style-name="P45"/>
          </table:table-cell>
          <table:table-cell table:style-name="Tableau3.C8" office:value-type="string">
            <text:p text:style-name="P45"/>
          </table:table-cell>
          <table:table-cell table:style-name="Tableau3.D8" office:value-type="string">
            <text:p text:style-name="P45"/>
          </table:table-cell>
          <table:table-cell table:style-name="Tableau3.E8" office:value-type="string">
            <text:p text:style-name="P45"/>
          </table:table-cell>
        </table:table-row>
      </table:table>
      <text:list xml:id="list165110878188123" text:continue-numbering="true" text:style-name="Num_5f_Exo">
        <text:list-header>
          <text:p text:style-name="P85"><text:span text:style-name="T92">b</text:span><text:span text:style-name="T91">. </text:span><text:span text:style-name="T23">Parmi les nombres réels, l</text:span><text:span text:style-name="T20">es nombres qui ne sont pas rationnels sont appelés irrationnels.</text:span><text:span text:style-name="T18"> Dans le tableau précédent, quels sont les nombres irrationnels ?</text:span></text:p>
          <text:p text:style-name="P78"><text:span text:style-name="_5f_pointillés_20_gris"><text:span text:style-name="T82"><text:tab/></text:span></text:span></text:p>
        </text:list-header>
        <text:list-item>
          <text:h text:style-name="P73" text:outline-level="1"> <text:span text:style-name="Bold_5f_niv3">Nombres «</text:span><text:span text:style-name="Bold_5f_niv3"><text:span text:style-name="T96"> </text:span></text:span><text:span text:style-name="Bold_5f_niv3">ami</text:span><text:span text:style-name="Bold_5f_niv3"><text:span text:style-name="T93">caux</text:span></text:span><text:span text:style-name="Bold_5f_niv3"><text:span text:style-name="T96"> </text:span></text:span><text:span text:style-name="Bold_5f_niv3">»</text:span></text:h>
        </text:list-item>
      </text:list>
      <text:list xml:id="list165110886605483" text:continue-list="list165111791792378" text:style-name="liste_5f_abc">
        <text:list-item text:start-value="1">
          <text:p text:style-name="P86">Écris <text:span text:style-name="T71">la liste </text:span><text:span text:style-name="T19">d</text:span><text:span text:style-name="T71">es diviseurs de 220</text:span> et <text:span text:style-name="T71">de 284</text:span>.</text:p>
        </text:list-item>
      </text:list>
      <text:list xml:id="list2795275419" text:style-name="_5f_Numérotation_20_des_20_exercices_20_livrets">
        <text:list-item>
          <text:list>
            <text:list-header>
              <text:p text:style-name="P94"><text:span text:style-name="_5f_pointillés_20_gris"><text:span text:style-name="T37">220 :</text:span></text:span><text:span text:style-name="_5f_pointillés_20_gris"><text:span text:style-name="T72"> <text:tab/></text:span></text:span></text:p>
            </text:list-header>
          </text:list>
        </text:list-item>
      </text:list>
      <text:p text:style-name="P39"><text:span text:style-name="_5f_pointillés_20_gris"><text:span text:style-name="T37">284 : </text:span></text:span><text:span text:style-name="_5f_pointillés_20_gris"><text:span text:style-name="T72"><text:tab/></text:span></text:span></text:p>
      <text:list xml:id="list165111730194752" text:continue-list="list165110886605483" text:style-name="liste_5f_abc">
        <text:list-item>
          <text:p text:style-name="P88">Deux nombres sont « ami<text:span text:style-name="T93">caux</text:span> », si les sommes de leurs diviseurs sont égales. Montre que 220 et 284 sont ami<text:span text:style-name="T94">caux</text:span>.</text:p>
        </text:list-item>
      </text:list>
      <text:list xml:id="list165110826528437" text:continue-list="list2795275419" text:style-name="_5f_Numérotation_20_des_20_exercices_20_livrets">
        <text:list-item>
          <text:list>
            <text:list-header>
              <text:p text:style-name="P95"><text:span text:style-name="_5f_pointillés_20_gris"><text:span text:style-name="T72"><text:tab/></text:span></text:span></text:p>
            </text:list-header>
          </text:list>
        </text:list-item>
      </text:list>
      <text:p text:style-name="P38"><text:span text:style-name="_5f_pointillés_20_gris"><text:span text:style-name="T72"><text:tab/></text:span></text:span></text:p>
      <text:p text:style-name="P26"><text:span text:style-name="_5f_pointillés_20_gris"><text:span text:style-name="T73"><text:tab/></text:span></text:span></text:p>
      <text:list xml:id="list165111156472015" text:continue-list="list165111730194752" text:style-name="liste_5f_abc">
        <text:list-item>
          <text:p text:style-name="P89"><text:span text:style-name="_5f_BVS">Montre que </text:span><text:span text:style-name="_5f_BVS"><text:span text:style-name="T11">1 184</text:span></text:span><text:span text:style-name="_5f_BVS"> et </text:span><text:span text:style-name="_5f_BVS"><text:span text:style-name="T93">1 210</text:span></text:span><text:span text:style-name="_5f_BVS"> sont ami</text:span><text:span text:style-name="_5f_BVS"><text:span text:style-name="T93">caux</text:span></text:span><text:span text:style-name="_5f_pointillés_20_gris"><text:span text:style-name="T9">.</text:span></text:span></text:p>
        </text:list-item>
      </text:list>
      <text:p text:style-name="P26"><text:span text:style-name="_5f_pointillés_20_gris"><text:span text:style-name="T73"><text:tab/></text:span></text:span></text:p>
      <text:p text:style-name="P26"><text:span text:style-name="_5f_pointillés_20_gris"><text:span text:style-name="T73"><text:tab/></text:span></text:span></text:p>
      <text:p text:style-name="P26"><text:span text:style-name="_5f_pointillés_20_gris"><text:span text:style-name="T73"><text:tab/></text:span></text:span></text:p>
      <text:p text:style-name="P26"><text:span text:style-name="_5f_pointillés_20_gris"><text:span text:style-name="T73"><text:tab/></text:span></text:span></text:p>
      <text:p text:style-name="P26"><text:span text:style-name="_5f_pointillés_20_gris"><text:span text:style-name="T73"><text:tab/></text:span></text:span></text:p>
      <text:list xml:id="list165111427808430" text:continue-list="list165110878188123" text:style-name="Num_5f_Exo">
        <text:list-item>
          <text:h text:style-name="P74" text:outline-level="1"><text:soft-page-break/><text:span text:style-name="Bold_5f_niv3"><text:span text:style-name="T86"> </text:span></text:span><text:span text:style-name="Bold_5f_niv3"><text:span text:style-name="T84">Nombres parfaits</text:span></text:span></text:h>
        </text:list-item>
      </text:list>
      <text:p text:style-name="P61"><text:span text:style-name="T33">Un nombre entier N est « parfait » s’il est égal à la demi-somme de ses diviseurs</text:span><text:span text:style-name="T32">.</text:span></text:p>
      <text:p text:style-name="P67">Exemple : 6 <text:span text:style-name="T21">a</text:span> pour diviseurs 1 ; 2 ; 3 et 6. De plus 6 <text:span text:style-name="_5f_pointillés_20_gris"><text:span text:style-name="T12"></text:span></text:span><text:span text:style-name="_5f_opensymbol"><text:span text:style-name="T10"> </text:span></text:span>(1 <text:span text:style-name="_5f_Consigne"><text:span text:style-name="T28"></text:span></text:span><text:span text:style-name="_5f_Consigne"><text:span text:style-name="T27"> </text:span></text:span>2 <text:span text:style-name="_5f_Consigne"><text:span text:style-name="T28"></text:span></text:span><text:span text:style-name="_5f_Consigne"><text:span text:style-name="T27"> </text:span></text:span>3 <text:span text:style-name="_5f_Consigne"><text:span text:style-name="T28"></text:span></text:span><text:span text:style-name="_5f_Consigne"><text:span text:style-name="T27"> </text:span></text:span>6)<text:span text:style-name="_5f_opensymbol"><text:span text:style-name="T26"> </text:span></text:span><text:span text:style-name="_5f_opensymbol"><text:span text:style-name="T29">÷</text:span></text:span><text:span text:style-name="_5f_opensymbol"><text:span text:style-name="T26"> </text:span></text:span>2. Donc 6 est un nombre parfait.</text:p>
      <text:list xml:id="list165110163682902" text:continue-list="list165111156472015" text:style-name="liste_5f_abc">
        <text:list-item text:start-value="1">
          <text:p text:style-name="P90">Montre que 28 et 496 sont parfaits.</text:p>
        </text:list-item>
      </text:list>
      <text:p text:style-name="P34"><text:span text:style-name="_5f_pointillés_20_gris"><text:span text:style-name="T73"><text:tab/></text:span></text:span></text:p>
      <text:p text:style-name="P34"><text:span text:style-name="_5f_pointillés_20_gris"><text:span text:style-name="T73"><text:tab/></text:span></text:span></text:p>
      <text:p text:style-name="P34"><text:span text:style-name="_5f_pointillés_20_gris"><text:span text:style-name="T73"><text:tab/></text:span></text:span></text:p>
      <text:p text:style-name="P34"><text:span text:style-name="_5f_pointillés_20_gris"><text:span text:style-name="T73"><text:tab/></text:span></text:span></text:p>
      <text:p text:style-name="P34"><text:span text:style-name="_5f_pointillés_20_gris"><text:span text:style-name="T73"><text:tab/></text:span></text:span></text:p>
      <text:p text:style-name="P34"><text:span text:style-name="_5f_pointillés_20_gris"><text:span text:style-name="T73"><text:tab/></text:span></text:span></text:p>
      <text:p text:style-name="P34"><text:span text:style-name="_5f_pointillés_20_gris"><text:span text:style-name="T73"><text:tab/></text:span></text:span></text:p>
      <text:list xml:id="list165111150131734" text:continue-numbering="true" text:style-name="liste_5f_abc">
        <text:list-item>
          <text:p text:style-name="P89"><text:span text:style-name="_5f_BVS"><text:span text:style-name="T104">Trouve un nombre parfait qui a au moins deux diviseurs : 3 et 17.</text:span></text:span><text:span text:style-name="_5f_BVS"> </text:span><text:span text:style-name="_5f_BVS"><text:span text:style-name="T103">Question supprimée.</text:span></text:span></text:p>
        </text:list-item>
      </text:list>
      <text:p text:style-name="P35"><text:span text:style-name="_5f_pointillés_20_gris"><text:span text:style-name="T73"><text:tab/></text:span></text:span></text:p>
      <text:p text:style-name="P35"><text:span text:style-name="_5f_pointillés_20_gris"><text:span text:style-name="T73"><text:tab/></text:span></text:span></text:p>
      <text:list xml:id="list165109756241927" text:continue-list="list165111427808430" text:style-name="Num_5f_Exo">
        <text:list-item>
          <text:h text:style-name="P103" text:outline-level="1"><text:span text:style-name="_5f_pointillés_20_gris"><text:span text:style-name="T38"> </text:span></text:span><text:span text:style-name="Bold_5f_niv3"><text:span text:style-name="T77">Puissance de 2 et nombres parfaits</text:span></text:span></text:h>
        </text:list-item>
      </text:list>
      <text:p text:style-name="P62"><text:span text:style-name="_5f_pointillés_20_gris"><text:span text:style-name="T43">Pour obtenir un nombre parfait :</text:span></text:span></text:p>
      <text:p text:style-name="P40"><text:span text:style-name="_5f_pointillés_20_gris"><text:span text:style-name="T43">o</text:span></text:span><text:span text:style-name="_5f_pointillés_20_gris"><text:span text:style-name="T40">n </text:span></text:span><text:span text:style-name="_5f_pointillés_20_gris"><text:span text:style-name="T39">ajoute successivement les puissances de 2.</text:span></text:span></text:p>
      <text:list xml:id="list165111829075312" text:continue-numbering="true" text:style-name="Num_5f_Exo">
        <text:list-header>
          <text:p text:style-name="P87"><text:span text:style-name="_5f_pointillés_20_gris"><text:span text:style-name="T39">Quand la somme est </text:span></text:span><text:span text:style-name="_5f_pointillés_20_gris"><text:span text:style-name="T42">un nombre </text:span></text:span><text:span text:style-name="_5f_pointillés_20_gris"><text:span text:style-name="T39">premier </text:span></text:span><text:span text:style-name="_5f_pointillés_20_gris"><text:span text:style-name="T40">on le</text:span></text:span><text:span text:style-name="_5f_pointillés_20_gris"><text:span text:style-name="T39"> multiplie par le derni</text:span></text:span><text:span text:style-name="_5f_pointillés_20_gris"><text:span text:style-name="T54">e</text:span></text:span><text:span text:style-name="_5f_pointillés_20_gris"><text:span text:style-name="T55">r</text:span></text:span><text:span text:style-name="_5f_pointillés_20_gris"><text:span text:style-name="T39"> </text:span></text:span><text:span text:style-name="_5f_pointillés_20_gris"><text:span text:style-name="T54">n</text:span></text:span><text:span text:style-name="_5f_pointillés_20_gris"><text:span text:style-name="T55">ombre de la somme</text:span></text:span><text:span text:style-name="_5f_pointillés_20_gris"><text:span text:style-name="T39">. </text:span></text:span></text:p>
          <text:p text:style-name="P79"><text:span text:style-name="_5f_pointillés_20_gris"><text:span text:style-name="T47">1 </text:span></text:span><text:span text:style-name="_5f_Consigne"><text:span text:style-name="T80"></text:span></text:span><text:span text:style-name="_5f_pointillés_20_gris"><text:span text:style-name="T48"> </text:span></text:span><text:span text:style-name="_5f_pointillés_20_gris"><text:span text:style-name="T50">2</text:span></text:span><text:span text:style-name="_5f_pointillés_20_gris"><text:span text:style-name="T51"> </text:span></text:span><text:span text:style-name="_5f_opensymbol"><text:span text:style-name="T45"></text:span></text:span><text:span text:style-name="_5f_pointillés_20_gris"><text:span text:style-name="T51"> </text:span></text:span><text:span text:style-name="_5f_pointillés_20_gris"><text:span text:style-name="T50">3</text:span></text:span><text:span text:style-name="_5f_pointillés_20_gris"><text:span text:style-name="T47"> est premier et </text:span></text:span><text:span text:style-name="_5f_pointillés_20_gris"><text:span text:style-name="T52">3</text:span></text:span><text:span text:style-name="_5f_pointillés_20_gris"><text:span text:style-name="T47"> </text:span></text:span><text:span text:style-name="_5f_opensymbol"><text:span text:style-name="T47">×</text:span></text:span><text:span text:style-name="_5f_pointillés_20_gris"><text:span text:style-name="T47"> </text:span></text:span><text:span text:style-name="_5f_pointillés_20_gris"><text:span text:style-name="T49">2</text:span></text:span><text:span text:style-name="_5f_pointillés_20_gris"><text:span text:style-name="T47"> </text:span></text:span><text:span text:style-name="_5f_opensymbol"><text:span text:style-name="T46"></text:span></text:span><text:span text:style-name="_5f_pointillés_20_gris"><text:span text:style-name="T47"> 6 est parfait.<text:line-break/>1 </text:span></text:span><text:span text:style-name="_5f_Consigne"><text:span text:style-name="T80"></text:span></text:span><text:span text:style-name="_5f_pointillés_20_gris"><text:span text:style-name="T48"> </text:span></text:span><text:span text:style-name="_5f_pointillés_20_gris"><text:span text:style-name="T47">2 </text:span></text:span><text:span text:style-name="_5f_Consigne"><text:span text:style-name="T80"></text:span></text:span><text:span text:style-name="_5f_pointillés_20_gris"><text:span text:style-name="T48"> </text:span></text:span><text:span text:style-name="_5f_pointillés_20_gris"><text:span text:style-name="T50">4</text:span></text:span><text:span text:style-name="_5f_pointillés_20_gris"><text:span text:style-name="T51"> </text:span></text:span><text:span text:style-name="_5f_opensymbol"><text:span text:style-name="T45"></text:span></text:span><text:span text:style-name="_5f_pointillés_20_gris"><text:span text:style-name="T51"> </text:span></text:span><text:span text:style-name="_5f_pointillés_20_gris"><text:span text:style-name="T50">7</text:span></text:span><text:span text:style-name="_5f_pointillés_20_gris"><text:span text:style-name="T47"> est premier et </text:span></text:span><text:span text:style-name="_5f_pointillés_20_gris"><text:span text:style-name="T52">7</text:span></text:span><text:span text:style-name="_5f_pointillés_20_gris"><text:span text:style-name="T47"> </text:span></text:span><text:span text:style-name="_5f_opensymbol"><text:span text:style-name="T47">×</text:span></text:span><text:span text:style-name="_5f_pointillés_20_gris"><text:span text:style-name="T47"> </text:span></text:span><text:span text:style-name="_5f_pointillés_20_gris"><text:span text:style-name="T49">4</text:span></text:span><text:span text:style-name="_5f_pointillés_20_gris"><text:span text:style-name="T47"> </text:span></text:span><text:span text:style-name="_5f_opensymbol"><text:span text:style-name="T46"></text:span></text:span><text:span text:style-name="_5f_pointillés_20_gris"><text:span text:style-name="T47"> 28 est parfait.<text:line-break/>1 </text:span></text:span><text:span text:style-name="_5f_Consigne"><text:span text:style-name="T80"></text:span></text:span><text:span text:style-name="_5f_pointillés_20_gris"><text:span text:style-name="T48"> </text:span></text:span><text:span text:style-name="_5f_pointillés_20_gris"><text:span text:style-name="T47">2 </text:span></text:span><text:span text:style-name="_5f_Consigne"><text:span text:style-name="T80"></text:span></text:span><text:span text:style-name="_5f_pointillés_20_gris"><text:span text:style-name="T48"> </text:span></text:span><text:span text:style-name="_5f_pointillés_20_gris"><text:span text:style-name="T47">4 </text:span></text:span><text:span text:style-name="_5f_Consigne"><text:span text:style-name="T80"></text:span></text:span><text:span text:style-name="_5f_pointillés_20_gris"><text:span text:style-name="T48"> </text:span></text:span><text:span text:style-name="_5f_pointillés_20_gris"><text:span text:style-name="T47">8 </text:span></text:span><text:span text:style-name="_5f_Consigne"><text:span text:style-name="T80"></text:span></text:span><text:span text:style-name="_5f_pointillés_20_gris"><text:span text:style-name="T48"> </text:span></text:span><text:span text:style-name="_5f_pointillés_20_gris"><text:span text:style-name="T50">16</text:span></text:span><text:span text:style-name="_5f_pointillés_20_gris"><text:span text:style-name="T51"> </text:span></text:span><text:span text:style-name="_5f_opensymbol"><text:span text:style-name="T45"></text:span></text:span><text:span text:style-name="_5f_pointillés_20_gris"><text:span text:style-name="T51"> </text:span></text:span><text:span text:style-name="_5f_pointillés_20_gris"><text:span text:style-name="T50">31</text:span></text:span><text:span text:style-name="_5f_pointillés_20_gris"><text:span text:style-name="T47"> est premier <text:line-break/>et </text:span></text:span><text:span text:style-name="_5f_pointillés_20_gris"><text:span text:style-name="T52">3</text:span></text:span><text:span text:style-name="_5f_pointillés_20_gris"><text:span text:style-name="T53">1</text:span></text:span><text:span text:style-name="_5f_pointillés_20_gris"><text:span text:style-name="T47"> </text:span></text:span><text:span text:style-name="_5f_opensymbol"><text:span text:style-name="T47">×</text:span></text:span><text:span text:style-name="_5f_pointillés_20_gris"><text:span text:style-name="T47"> </text:span></text:span><text:span text:style-name="_5f_pointillés_20_gris"><text:span text:style-name="T52">1</text:span></text:span><text:span text:style-name="_5f_pointillés_20_gris"><text:span text:style-name="T53">6</text:span></text:span><text:span text:style-name="_5f_pointillés_20_gris"><text:span text:style-name="T47"> </text:span></text:span><text:span text:style-name="_5f_opensymbol"><text:span text:style-name="T46"></text:span></text:span><text:span text:style-name="_5f_pointillés_20_gris"><text:span text:style-name="T47"> 496 est parfait.</text:span></text:span></text:p>
        </text:list-header>
      </text:list>
      <text:list xml:id="list165109974424324" text:continue-list="list165111150131734" text:style-name="liste_5f_abc">
        <text:list-item text:start-value="1">
          <text:p text:style-name="P90"><text:span text:style-name="_5f_BVS">Détermine le prochain nombre obtenu de cette façon.</text:span></text:p>
        </text:list-item>
      </text:list>
      <text:p text:style-name="P36"><text:span text:style-name="_5f_pointillés_20_gris"><text:span text:style-name="T73"><text:tab/></text:span></text:span></text:p>
      <text:p text:style-name="P36"><text:span text:style-name="_5f_pointillés_20_gris"><text:span text:style-name="T73"><text:tab/></text:span></text:span></text:p>
      <text:p text:style-name="P36"><text:span text:style-name="_5f_pointillés_20_gris"><text:span text:style-name="T73"><text:tab/></text:span></text:span></text:p>
      <text:p text:style-name="P36"><text:span text:style-name="_5f_pointillés_20_gris"><text:span text:style-name="T74"><text:tab/></text:span></text:span></text:p>
      <text:list xml:id="list165110164995214" text:continue-numbering="true" text:style-name="liste_5f_abc">
        <text:list-item>
          <text:p text:style-name="P89"><text:span text:style-name="_5f_pointillés_20_gris"><text:span text:style-name="T44">Prouve que ce nombre est bien parfait.</text:span></text:span></text:p>
        </text:list-item>
      </text:list>
      <text:p text:style-name="P30"><text:span text:style-name="_5f_pointillés_20_gris"><text:span text:style-name="T73"><text:tab/></text:span></text:span></text:p>
      <text:p text:style-name="P30"><text:span text:style-name="_5f_pointillés_20_gris"><text:span text:style-name="T73"><text:tab/></text:span></text:span></text:p>
      <text:p text:style-name="P30"><text:span text:style-name="_5f_pointillés_20_gris"><text:span text:style-name="T73"><text:tab/></text:span></text:span></text:p>
      <text:p text:style-name="P30"><text:span text:style-name="_5f_pointillés_20_gris"><text:span text:style-name="T74"><text:tab/></text:span></text:span></text:p>
      <text:p text:style-name="P31"><text:span text:style-name="_5f_pointillés_20_gris"><text:span text:style-name="T73"><text:tab/></text:span></text:span></text:p>
      <text:p text:style-name="P32"><text:span text:style-name="_5f_pointillés_20_gris"><text:span text:style-name="T73"><text:tab/></text:span></text:span></text:p>
      <text:p text:style-name="P32"><text:span text:style-name="_5f_pointillés_20_gris"><text:span text:style-name="T73"><text:tab/></text:span></text:span></text:p>
      <text:list xml:id="list165111342439440" text:continue-list="list165111829075312" text:style-name="Num_5f_Exo">
        <text:list-item>
          <text:h text:style-name="P102" text:outline-level="1"><text:span text:style-name="Bold_5f_niv3"><text:span text:style-name="T79"> </text:span></text:span><text:span text:style-name="Bold_5f_niv3"><text:span text:style-name="T77">Fraction</text:span></text:span><text:span text:style-name="Bold_5f_niv3"><text:span text:style-name="T78">s</text:span></text:span><text:span text:style-name="Bold_5f_niv3"><text:span text:style-name="T77"> décimale</text:span></text:span><text:span text:style-name="Bold_5f_niv3"><text:span text:style-name="T78">s</text:span></text:span></text:h>
        </text:list-item>
      </text:list>
      <text:p text:style-name="_5f_Paragraphe_20_livret_20_"><text:span text:style-name="_5f_pointillés_20_gris"><text:span text:style-name="T38">Un</text:span></text:span><text:span text:style-name="_5f_pointillés_20_gris"><text:span text:style-name="T41">e fraction décimale est une fraction dont le dénominateur est une puissance de 10.</text:span></text:span></text:p>
      <text:list xml:id="list165109835906263" text:continue-list="list165110164995214" text:style-name="liste_5f_abc">
        <text:list-item text:start-value="1">
          <text:p text:style-name="P91"><text:span text:style-name="_5f_BVS"><text:span text:style-name="T100">Donne quelques exemples de fractions décimales.</text:span></text:span></text:p>
        </text:list-item>
      </text:list>
      <text:p text:style-name="P37"><text:span text:style-name="_5f_pointillés_20_gris"><text:span text:style-name="T73"><text:tab/></text:span></text:span></text:p>
      <text:p text:style-name="P28"><text:span text:style-name="_5f_pointillés_20_gris"><text:span text:style-name="T73"><text:tab/></text:span></text:span></text:p>
      <text:list xml:id="list165111765874643" text:continue-numbering="true" text:style-name="liste_5f_abc">
        <text:list-item>
          <text:p text:style-name="P83"><text:span text:style-name="_5f_BVS"><text:span text:style-name="T99">Quelle est la décomposition en produit de facteurs premiers de 10 ? </text:span></text:span><text:span text:style-name="_5f_pointillés_20_gris"><text:span text:style-name="T64">Déduis-en la décomposition en produit de facteurs premiers de 10</text:span></text:span><text:span text:style-name="_5f_pointillés_20_gris"><text:span text:style-name="T57">n</text:span></text:span><text:span text:style-name="_5f_pointillés_20_gris"><text:span text:style-name="T56">.</text:span></text:span></text:p>
        </text:list-item>
      </text:list>
      <text:p text:style-name="P27"><text:span text:style-name="_5f_pointillés_20_gris"><text:span text:style-name="T73"><text:tab/></text:span></text:span></text:p>
      <text:p text:style-name="P27"><text:span text:style-name="_5f_pointillés_20_gris"><text:span text:style-name="T73"><text:tab/></text:span></text:span></text:p>
      <text:list xml:id="list165111581761918" text:continue-numbering="true" text:style-name="liste_5f_abc">
        <text:list-item>
          <text:p text:style-name="P92"><text:span text:style-name="T85">« Si</text:span><text:span text:style-name="T83"> </text:span><text:span text:style-name="_5f_pointillés_20_gris"><text:span text:style-name="T32">la décomposition en produit de facteurs </text:span></text:span><text:span text:style-name="_5f_pointillés_20_gris"><text:span text:style-name="T35">premiers </text:span></text:span><text:span text:style-name="_5f_pointillés_20_gris"><text:span text:style-name="T32">d</text:span></text:span><text:span text:style-name="_5f_pointillés_20_gris"><text:span text:style-name="T34">u</text:span></text:span><text:span text:style-name="T83"> dénominateur ne contient que des 2 et des 5 </text:span><text:span text:style-name="T85">alors une fraction peut être écrite sous forme de fraction décimale. » </text:span></text:p>
        </text:list-item>
      </text:list>
      <text:p text:style-name="P51">Montre que c<text:span text:style-name="T87">ette proposition </text:span>est vrai<text:span text:style-name="T87">e</text:span> pour les fractions suivantes.</text:p>
      <text:p text:style-name="FILET_5f_POINTILLES"><text:span text:style-name="_5f_pointillés_20_gris"><draw:frame draw:style-name="fr4" draw:name="Objet30" text:anchor-type="as-char" svg:width="0.393cm" svg:height="0.87cm" draw:z-index="17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_5f_pointillés_20_gris"><text:span text:style-name="T12"></text:span></text:span><text:span text:style-name="_5f_pointillés_20_gris"><text:span text:style-name="T25"> </text:span></text:span><text:span text:style-name="_5f_pointillés_20_gris"><text:span text:style-name="T30"><text:tab/></text:span></text:span></text:p>
      <text:p text:style-name="FILET_5f_POINTILLES"><text:span text:style-name="_5f_pointillés_20_gris"><text:span text:style-name="T30"><text:tab/></text:span></text:span></text:p>
      <text:p text:style-name="P66"><text:span text:style-name="_5f_pointillés_20_gris"><text:span text:style-name="T73"><draw:frame draw:style-name="fr4" draw:name="Objet31" text:anchor-type="as-char" svg:width="0.84cm" svg:height="0.87cm" draw:z-index="18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text:span text:style-name="_5f_pointillés_20_gris"><text:span text:style-name="T14"></text:span></text:span><text:span text:style-name="_5f_pointillés_20_gris"><text:span text:style-name="T75"> </text:span></text:span><text:span text:style-name="_5f_pointillés_20_gris"><text:span text:style-name="T76"><text:tab/></text:span></text:span></text:p>
      <text:p text:style-name="FILET_5f_POINTILLES"><text:span text:style-name="_5f_pointillés_20_gris"><text:span text:style-name="T30"><text:tab/></text:span></text:span></text:p>
      <text:p text:style-name="P66"><text:span text:style-name="_5f_pointillés_20_gris"><text:span text:style-name="T15"><draw:frame draw:style-name="fr4" draw:name="Objet32" text:anchor-type="as-char" svg:width="0.617cm" svg:height="0.87cm" draw:z-index="36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pointillés_20_gris"><text:span text:style-name="T14"></text:span></text:span><text:span text:style-name="_5f_pointillés_20_gris"><text:span text:style-name="T75"> </text:span></text:span><text:span text:style-name="_5f_pointillés_20_gris"><text:span text:style-name="T76"><text:tab/></text:span></text:span></text:p>
      <text:p text:style-name="FILET_5f_POINTILLES"><text:span text:style-name="_5f_pointillés_20_gris"><text:span text:style-name="T30"><text:tab/></text:span></text:span></text:p>
      <text:list xml:id="list165110400190609" text:continue-numbering="true" text:style-name="liste_5f_abc">
        <text:list-item>
          <text:p text:style-name="P93">Parmi les fractions suivantes certaines sont décimales. Repère-les <text:span text:style-name="T95">en décomposant leur dénominateur en produit de facteurs premiers </text:span>et écris<text:span text:style-name="T88">-</text:span>les sous forme de fraction décimale.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273998549760">
          <table:table-cell table:style-name="Tableau4.A1" office:value-type="string">
            <text:p text:style-name="P48"><text:span text:style-name="T88">F</text:span>raction</text:p>
          </table:table-cell>
          <table:table-cell table:style-name="Tableau4.A1" office:value-type="string">
            <text:p text:style-name="P49">D<text:span text:style-name="T95">écomposition</text:span></text:p>
          </table:table-cell>
          <table:table-cell table:style-name="Tableau4.C1" office:value-type="string">
            <text:p text:style-name="P48"><text:span text:style-name="T88">F</text:span>raction décimale</text:p>
          </table:table-cell>
        </table:table-row>
        <table:table-row table:style-name="TableLine2273998132512">
          <table:table-cell table:style-name="Tableau4.A4" office:value-type="string">
            <text:p text:style-name="P63"><draw:frame draw:style-name="fr3" draw:name="Objet33" text:anchor-type="as-char" svg:width="0.663cm" svg:height="0.781cm" draw:z-index="19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  <table:table-cell table:style-name="Tableau4.B2" office:value-type="string">
            <text:p text:style-name="P64"/>
          </table:table-cell>
          <table:table-cell table:style-name="Tableau4.C2" office:value-type="string">
            <text:p text:style-name="P64"/>
          </table:table-cell>
        </table:table-row>
        <table:table-row table:style-name="TableLine2273998133872">
          <table:table-cell table:style-name="Tableau4.A4" office:value-type="string">
            <text:p text:style-name="P63"><draw:frame draw:style-name="fr3" draw:name="Objet35" text:anchor-type="as-char" svg:width="0.663cm" svg:height="0.781cm" draw:z-index="26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4.B3" office:value-type="string">
            <text:p text:style-name="P64"/>
          </table:table-cell>
          <table:table-cell table:style-name="Tableau4.C3" office:value-type="string">
            <text:p text:style-name="P64"/>
          </table:table-cell>
        </table:table-row>
        <table:table-row table:style-name="TableLine2273998134960">
          <table:table-cell table:style-name="Tableau4.A4" office:value-type="string">
            <text:p text:style-name="P63"><draw:frame draw:style-name="fr3" draw:name="Objet34" text:anchor-type="as-char" svg:width="0.663cm" svg:height="0.781cm" draw:z-index="27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  <table:table-cell table:style-name="Tableau4.B4" office:value-type="string">
            <text:p text:style-name="P64"/>
          </table:table-cell>
          <table:table-cell table:style-name="Tableau4.C4" office:value-type="string">
            <text:p text:style-name="P64"/>
          </table:table-cell>
        </table:table-row>
        <table:table-row table:style-name="TableLine2273998139312">
          <table:table-cell table:style-name="Tableau4.A5" office:value-type="string">
            <text:p text:style-name="P63"><draw:frame draw:style-name="fr3" draw:name="Objet36" text:anchor-type="as-char" svg:width="0.663cm" svg:height="0.781cm" draw:z-index="20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  <table:table-cell table:style-name="Tableau4.B5" office:value-type="string">
            <text:p text:style-name="P64"/>
          </table:table-cell>
          <table:table-cell table:style-name="Tableau4.C5" office:value-type="string">
            <text:p text:style-name="P64"/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OpenSymbol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Cours_5f_definition" style:display-name="Cours_definition" style:family="paragraph" style:parent-style-name="Standard" style:master-page-name="">
      <loext:graphic-properties draw:fill="none" draw:fill-color="#aecf00" draw:opacity-name="Transparency_20_3"/>
      <style:paragraph-properties fo:margin-left="0.199cm" fo:margin-right="2cm" fo:margin-top="0.101cm" fo:margin-bottom="0.3cm" style:contextual-spacing="false" fo:text-indent="0cm" style:auto-text-indent="false" style:page-number="auto" fo:background-color="transparent" fo:padding="0cm" fo:border="none" style:shadow="none">
        <style:tab-stops/>
      </style:paragraph-properties>
      <style:text-properties officeooo:rsid="0019262b" fo:background-color="transparent" style:font-size-asian="10.5pt"/>
    </style:style>
    <style:style style:name="Cours_5f_definition_5f_titre" style:display-name="Cours_definition_titre" style:family="paragraph" style:parent-style-name="Cours_5f_definition" style:master-page-name="">
      <loext:graphic-properties draw:fill="none" draw:fill-color="#aecf00" draw:opacity-name="Transparency_20_3"/>
      <style:paragraph-properties fo:margin-left="0cm" fo:margin-right="0cm" fo:margin-top="0.3cm" fo:margin-bottom="0cm" style:contextual-spacing="false" fo:line-height="100%" fo:orphans="2" fo:widows="2" fo:text-indent="0cm" style:auto-text-indent="false" style:page-number="auto" fo:background-color="transparent" fo:padding="0cm" fo:border="none" style:shadow="none" fo:keep-with-next="always">
        <style:tab-stops/>
      </style:paragraph-properties>
      <style:text-properties fo:color="#1ca2b8" loext:opacity="100%" style:font-name="Liberation Serif" fo:font-family="'Liberation Serif'" style:font-style-name="Gras" style:font-family-generic="roman" style:font-pitch="variable" fo:font-size="12pt" fo:font-style="normal" style:text-underline-style="none" fo:font-weight="bold" fo:background-color="transparent" style:font-size-asian="10.5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Règle" style:display-name="_Règle" style:family="text" style:parent-style-name="knumerotitreA">
      <style:text-properties fo:color="#ffffff" loext:opacity="100%" style:font-name="Bitstream Vera Sans3" fo:font-family="'Bitstream Vera Sans'" style:font-style-name="Gras" style:font-family-generic="swiss" style:font-pitch="variable" fo:font-size="10pt" style:text-underline-style="none" fo:font-weight="bold" fo:background-color="#da4b8b" style:font-size-asian="10pt" style:font-weight-asian="bold" style:font-size-complex="10pt" style:font-weight-complex="bold" style:font-relief="none"/>
    </style:style>
    <style:style style:name="_5f_Définiton" style:display-name="_Définiton" style:family="text" style:parent-style-name="_5f_Règle">
      <style:text-properties fo:background-color="#75ab24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5f_Numéros_20_trois_20_de_20_méthode" style:display-name="_Numéros trois de méthode" style:family="text" style:parent-style-name="_5f_Numéros_20_second_20_de_20_méthode">
      <style:text-properties fo:color="#000000" loext:opacity="100%" fo:background-color="transparent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s_20_exos_20_à_20_toide_20_jouer" style:display-name="_numérotation des exos à toide jouer">
      <text:list-level-style-number text:level="1" text:style-name="_5f_Numéros_20_trois_20_de_20_méthode" style:num-prefix=" " style:num-suffix=". " style:num-format="a">
        <style:list-level-properties text:min-label-distance="0.15cm" fo:text-align="center"/>
      </text:list-level-style-number>
      <text:list-level-style-number text:level="2" text:style-name="_5f_Numéros_20_trois_20_de_20_méthod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rsid="0024452a" officeooo:paragraph-rsid="0024452a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5c553f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461d3"/>
    </style:style>
    <style:style style:name="MT7" style:family="text">
      <style:text-properties officeooo:rsid="0036a520"/>
    </style:style>
    <style:style style:name="MT8" style:family="text">
      <style:text-properties fo:text-transform="uppercase" fo:color="#808080" loext:opacity="100%" style:font-name="Bitstream Vera Sans1" fo:font-size="9pt" officeooo:rsid="00261363" fo:background-color="transparent" loext:char-shading-value="0"/>
    </style:style>
    <style:style style:name="MT9" style:family="text">
      <style:text-properties fo:text-transform="uppercase" fo:color="#808080" loext:opacity="100%" style:font-name="Bitstream Vera Sans1" fo:font-size="9pt" officeooo:rsid="0036a520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_28_une_20_colonne_29__20_paire_20__28_G_29_" style:display-name="_Fiche éditeur série 5 (une colonne) paire (G)" style:page-layout-name="Mpm18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2">Écritures fractionnaires : Chapitre N2</text:p>
      </style:footer>
      <style:footer-left>
        <text:p text:style-name="MP5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2">Chapitre G2 : Triangles</text:p>
      </style:footer>
      <style:footer-left>
        <text:p text:style-name="MP23">Chapitre N2 : Écritures fractionnair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4"><draw:path text:anchor-type="paragraph" draw:z-index="24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25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28" draw:name="Forme3" draw:style-name="Mgr3" draw:text-style-name="MP26" svg:x1="11.321cm" svg:y1="0.36cm" svg:x2="20.499cm" svg:y2="0.36cm"><text:p/></draw:line><text:span text:style-name="MT6">L</text:span>e point sur les nombres</text:p>
      </style:header>
      <style:header-first>
        <text:p text:style-name="MP24"><draw:path text:anchor-type="paragraph" draw:z-index="30" draw:name="Forme4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1" draw:name="Forme5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32" draw:name="Forme6" draw:style-name="Mgr3" draw:text-style-name="MP26" svg:x1="11.321cm" svg:y1="0.36cm" svg:x2="20.499cm" svg:y2="0.36cm"><text:p/></draw:line><text:span text:style-name="MT6">L</text:span>e point sur les nombres</text:p>
      </style:header-first>
      <style:footer>
        <text:p text:style-name="MP28"><draw:frame draw:style-name="Mfr1" draw:name="Cadre3" text:anchor-type="paragraph" svg:y="-0.06cm" draw:z-index="0"><draw:text-box fo:min-height="0.499cm" fo:min-width="3cm"><draw:frame draw:style-name="Mfr2" draw:name="Cadre4" text:anchor-type="frame" svg:x="0.45cm" svg:y="0.079cm" svg:width="0.817cm" draw:z-index="0"><draw:text-box fo:min-height="0.355cm"><text:p text:style-name="MP29"><draw:g text:anchor-type="paragraph" draw:z-index="29" draw:name="Forme7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7">Nombres entiers • </text:span><text:span text:style-name="MT8">A</text:span><text:span text:style-name="MT9">5</text:span> </text:p></draw:text-box></draw:frame></text:p>
      </style:footer>
      <style:footer-left>
        <text:p text:style-name="MP28"><draw:frame draw:style-name="Mfr1" draw:name="Cadre5" text:anchor-type="paragraph" svg:y="-0.06cm" draw:z-index="33"><draw:text-box fo:min-height="0.499cm" fo:min-width="3cm"><draw:frame draw:style-name="Mfr2" draw:name="Cadre6" text:anchor-type="frame" svg:x="0.45cm" svg:y="0.079cm" svg:width="0.817cm" draw:z-index="35"><draw:text-box fo:min-height="0.355cm"><text:p text:style-name="MP29"><draw:g text:anchor-type="paragraph" draw:z-index="37" draw:name="Forme8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8</text:page-number></text:p></draw:text-box></draw:frame><text:p text:style-name="MP31"><text:span text:style-name="MT7">Nombres entiers • </text:span><text:span text:style-name="MT8">A</text:span><text:span text:style-name="MT9">5</text:span></text:p></draw:text-box></draw:frame></text:p>
      </style:footer-left>
      <style:footer-first>
        <text:p text:style-name="MP28"><draw:frame draw:style-name="Mfr1" draw:name="Cadre7" text:anchor-type="paragraph" svg:y="-0.06cm" draw:z-index="21"><draw:text-box fo:min-height="0.499cm" fo:min-width="3cm"><draw:frame draw:style-name="Mfr2" draw:name="Cadre8" text:anchor-type="frame" svg:x="0.45cm" svg:y="0.079cm" svg:width="0.817cm" draw:z-index="22"><draw:text-box fo:min-height="0.355cm"><text:p text:style-name="MP29"><draw:g text:anchor-type="paragraph" draw:z-index="23" draw:name="Forme9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7</text:page-number></text:p></draw:text-box></draw:frame><text:p text:style-name="MP31"><text:span text:style-name="MT7">Nombres entiers • </text:span><text:span text:style-name="MT8">A</text:span><text:span text:style-name="MT9">5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0000000</meta:creation-date>
    <dc:date>2021-10-13T16:51:09.343000000</dc:date>
    <meta:editing-duration>PT10H38M10S</meta:editing-duration>
    <meta:editing-cycles>101</meta:editing-cycles>
    <meta:generator>LibreOffice/7.1.1.2$Windows_X86_64 LibreOffice_project/fe0b08f4af1bacafe4c7ecc87ce55bb426164676</meta:generator>
    <dc:subject>division euclidienne</dc:subject>
    <dc:title>A5_3 série 1 </dc:title>
    <meta:document-statistic meta:table-count="5" meta:image-count="0" meta:object-count="33" meta:page-count="2" meta:paragraph-count="179" meta:word-count="746" meta:character-count="4339" meta:non-whitespace-character-count="3216"/>
  </office:meta>
</office:document-meta>
</file>

<file path=Object 1/content.xml><?xml version="1.0" encoding="utf-8"?>
<math xmlns="http://www.w3.org/1998/Math/MathML" display="block">
  <semantics>
    <mfrac>
      <mrow>
        <mo stretchy="false">−</mo>
        <mn>4</mn>
      </mrow>
      <mrow>
        <mo stretchy="false">−</mo>
        <mn>2</mn>
      </mrow>
    </mfrac>
    <annotation encoding="StarMath 5.0">{-4} over {-2}</annotation>
  </semantics>
</math>
</file>

<file path=Object 10/content.xml><?xml version="1.0" encoding="utf-8"?>
<math xmlns="http://www.w3.org/1998/Math/MathML" display="block">
  <semantics>
    <mfrac>
      <mstyle mathsize="11pt">
        <mi mathvariant="normal">π</mi>
      </mstyle>
      <mn>2</mn>
    </mfrac>
    <annotation encoding="StarMath 5.0">size 11{%pi } over {2 }</annotation>
  </semantics>
</math>
</file>

<file path=Object 11/content.xml><?xml version="1.0" encoding="utf-8"?>
<math xmlns="http://www.w3.org/1998/Math/MathML" display="block">
  <semantics>
    <mfrac>
      <mn>2,5</mn>
      <mn>50</mn>
    </mfrac>
    <annotation encoding="StarMath 5.0">{2,5  } over {50}</annotation>
  </semantics>
</math>
</file>

<file path=Object 12/content.xml><?xml version="1.0" encoding="utf-8"?>
<math xmlns="http://www.w3.org/1998/Math/MathML" display="block">
  <semantics>
    <msup>
      <mn>10</mn>
      <mn>5</mn>
    </msup>
    <annotation encoding="StarMath 5.0">{10^5} </annotation>
  </semantics>
</math>
</file>

<file path=Object 14/content.xml><?xml version="1.0" encoding="utf-8"?>
<math xmlns="http://www.w3.org/1998/Math/MathML" display="block">
  <semantics>
    <mfrac>
      <mn>7</mn>
      <mn>5</mn>
    </mfrac>
    <annotation encoding="StarMath 5.0">{7  } over {5 }</annotation>
  </semantics>
</math>
</file>

<file path=Object 15/content.xml><?xml version="1.0" encoding="utf-8"?>
<math xmlns="http://www.w3.org/1998/Math/MathML" display="block">
  <semantics>
    <mfrac>
      <mn>1</mn>
      <mn>3</mn>
    </mfrac>
    <annotation encoding="StarMath 5.0">{1 } over {3 }</annotation>
  </semantics>
</math>
</file>

<file path=Object 16/content.xml><?xml version="1.0" encoding="utf-8"?>
<math xmlns="http://www.w3.org/1998/Math/MathML" display="block">
  <semantics>
    <mfrac>
      <mrow>
        <mo stretchy="false">−</mo>
        <mn>13</mn>
      </mrow>
      <mn>25</mn>
    </mfrac>
    <annotation encoding="StarMath 5.0">{- 13 } over {25 }</annotation>
  </semantics>
</math>
</file>

<file path=Object 17/content.xml><?xml version="1.0" encoding="utf-8"?>
<math xmlns="http://www.w3.org/1998/Math/MathML" display="block">
  <semantics>
    <mfrac>
      <mn>2</mn>
      <mn>11</mn>
    </mfrac>
    <annotation encoding="StarMath 5.0">{2 } over {11 }</annotation>
  </semantics>
</math>
</file>

<file path=Object 18/content.xml><?xml version="1.0" encoding="utf-8"?>
<math xmlns="http://www.w3.org/1998/Math/MathML" display="block">
  <semantics>
    <mfrac>
      <mrow>
        <mo stretchy="false">−</mo>
        <mn>42</mn>
      </mrow>
      <mn>21</mn>
    </mfrac>
    <annotation encoding="StarMath 5.0">{- 42 } over {21 }</annotation>
  </semantics>
</math>
</file>

<file path=Object 19/content.xml><?xml version="1.0" encoding="utf-8"?>
<math xmlns="http://www.w3.org/1998/Math/MathML" display="block">
  <semantics>
    <mfrac>
      <mrow>
        <mo stretchy="false">−</mo>
        <mn>1</mn>
      </mrow>
      <mn>7</mn>
    </mfrac>
    <annotation encoding="StarMath 5.0">{-1} over {7 }</annotation>
  </semantics>
</math>
</file>

<file path=Object 2/content.xml><?xml version="1.0" encoding="utf-8"?>
<math xmlns="http://www.w3.org/1998/Math/MathML" display="block">
  <semantics>
    <mfrac>
      <mrow>
        <mrow>
          <mo stretchy="false">−</mo>
          <mn>2</mn>
        </mrow>
        <mstyle mathsize="11pt">
          <mi mathvariant="normal">π</mi>
        </mstyle>
      </mrow>
      <mstyle mathsize="11pt">
        <mi mathvariant="normal">π</mi>
      </mstyle>
    </mfrac>
    <annotation encoding="StarMath 5.0">{-2 size 11 %pi } over size 11 {%pi }</annotation>
  </semantics>
</math>
</file>

<file path=Object 20/content.xml><?xml version="1.0" encoding="utf-8"?>
<math xmlns="http://www.w3.org/1998/Math/MathML" display="block">
  <semantics>
    <msqrt>
      <mn>3</mn>
    </msqrt>
    <annotation encoding="StarMath 5.0"> {sqrt 3 }</annotation>
  </semantics>
</math>
</file>

<file path=Object 21/content.xml><?xml version="1.0" encoding="utf-8"?>
<math xmlns="http://www.w3.org/1998/Math/MathML" display="block">
  <semantics>
    <msup>
      <mn>10</mn>
      <mn>3</mn>
    </msup>
    <annotation encoding="StarMath 5.0">{10^3} </annotation>
  </semantics>
</math>
</file>

<file path=Object 22/content.xml><?xml version="1.0" encoding="utf-8"?>
<math xmlns="http://www.w3.org/1998/Math/MathML" display="block">
  <semantics>
    <mrow>
      <mn>2,3</mn>
      <mrow>
        <mspace width="0.5em"/>
        <mo stretchy="false">×</mo>
        <mspace width="0.5em"/>
      </mrow>
      <msup>
        <mn>10</mn>
        <mrow>
          <mo stretchy="false">−</mo>
          <mn>1</mn>
        </mrow>
      </msup>
    </mrow>
    <annotation encoding="StarMath 5.0">2,3`times `{10^{-1}} </annotation>
  </semantics>
</math>
</file>

<file path=Object 23/content.xml><?xml version="1.0" encoding="utf-8"?>
<math xmlns="http://www.w3.org/1998/Math/MathML" display="block">
  <semantics>
    <msqrt>
      <mn>2</mn>
    </msqrt>
    <annotation encoding="StarMath 5.0"> {sqrt 2 }</annotation>
  </semantics>
</math>
</file>

<file path=Object 24/content.xml><?xml version="1.0" encoding="utf-8"?>
<math xmlns="http://www.w3.org/1998/Math/MathML" display="block">
  <semantics>
    <mfrac>
      <mn>1</mn>
      <mn>45</mn>
    </mfrac>
    <annotation encoding="StarMath 5.0">{1} over {45}</annotation>
  </semantics>
</math>
</file>

<file path=Object 25/content.xml><?xml version="1.0" encoding="utf-8"?>
<math xmlns="http://www.w3.org/1998/Math/MathML" display="block">
  <semantics>
    <mfrac>
      <mn>25</mn>
      <mrow>
        <mo stretchy="false">−</mo>
        <mn>5</mn>
      </mrow>
    </mfrac>
    <annotation encoding="StarMath 5.0">{25} over {-5}</annotation>
  </semantics>
</math>
</file>

<file path=Object 26/content.xml><?xml version="1.0" encoding="utf-8"?>
<math xmlns="http://www.w3.org/1998/Math/MathML" display="block">
  <semantics>
    <mfrac>
      <mrow>
        <mrow>
          <mo stretchy="false">−</mo>
          <mn>2</mn>
        </mrow>
        <mi mathvariant="normal">π</mi>
      </mrow>
      <mn>3</mn>
    </mfrac>
    <annotation encoding="StarMath 5.0">{-2 %pi } over {3 }</annotation>
  </semantics>
</math>
</file>

<file path=Object 27/content.xml><?xml version="1.0" encoding="utf-8"?>
<math xmlns="http://www.w3.org/1998/Math/MathML" display="block">
  <semantics>
    <mfrac>
      <mn>1,5</mn>
      <mn>30</mn>
    </mfrac>
    <annotation encoding="StarMath 5.0">{1,5  } over {30 }</annotation>
  </semantics>
</math>
</file>

<file path=Object 3/content.xml><?xml version="1.0" encoding="utf-8"?>
<math xmlns="http://www.w3.org/1998/Math/MathML" display="block">
  <semantics>
    <mi mathvariant="normal">π</mi>
    <annotation encoding="StarMath 5.0"> %pi </annotation>
  </semantics>
</math>
</file>

<file path=Object 31/content.xml><?xml version="1.0" encoding="utf-8"?>
<math xmlns="http://www.w3.org/1998/Math/MathML" display="block">
  <semantics>
    <mfrac>
      <mn>7</mn>
      <mn>32</mn>
    </mfrac>
    <annotation encoding="StarMath 5.0">{7}over{32}</annotation>
  </semantics>
</math>
</file>

<file path=Object 32/content.xml><?xml version="1.0" encoding="utf-8"?>
<math xmlns="http://www.w3.org/1998/Math/MathML" display="block">
  <semantics>
    <mfrac>
      <mn>9</mn>
      <mn>4</mn>
    </mfrac>
    <annotation encoding="StarMath 5.0">{9}over{4}</annotation>
  </semantics>
</math>
</file>

<file path=Object 33/content.xml><?xml version="1.0" encoding="utf-8"?>
<math xmlns="http://www.w3.org/1998/Math/MathML" display="block">
  <semantics>
    <mfrac>
      <mn>11</mn>
      <mn>125</mn>
    </mfrac>
    <annotation encoding="StarMath 5.0">{11}over{125}</annotation>
  </semantics>
</math>
</file>

<file path=Object 34/content.xml><?xml version="1.0" encoding="utf-8"?>
<math xmlns="http://www.w3.org/1998/Math/MathML" display="block">
  <semantics>
    <mfrac>
      <mn>7</mn>
      <mn>16</mn>
    </mfrac>
    <annotation encoding="StarMath 5.0">{7 } over {16 }</annotation>
  </semantics>
</math>
</file>

<file path=Object 35/content.xml><?xml version="1.0" encoding="utf-8"?>
<math xmlns="http://www.w3.org/1998/Math/MathML" display="block">
  <semantics>
    <mfrac>
      <mn>3</mn>
      <mn>15</mn>
    </mfrac>
    <annotation encoding="StarMath 5.0">{3} over {15 }</annotation>
  </semantics>
</math>
</file>

<file path=Object 36/content.xml><?xml version="1.0" encoding="utf-8"?>
<math xmlns="http://www.w3.org/1998/Math/MathML" display="block">
  <semantics>
    <mfrac>
      <mn>2</mn>
      <mn>45</mn>
    </mfrac>
    <annotation encoding="StarMath 5.0">{2} over {45 }</annotation>
  </semantics>
</math>
</file>

<file path=Object 37/content.xml><?xml version="1.0" encoding="utf-8"?>
<math xmlns="http://www.w3.org/1998/Math/MathML" display="block">
  <semantics>
    <mfrac>
      <mn>25</mn>
      <mn>75</mn>
    </mfrac>
    <annotation encoding="StarMath 5.0">{25} over {75 }</annotation>
  </semantics>
</math>
</file>

<file path=Object 4/content.xml><?xml version="1.0" encoding="utf-8"?>
<math xmlns="http://www.w3.org/1998/Math/MathML" display="block">
  <semantics>
    <mfrac>
      <mrow>
        <mo stretchy="false">−</mo>
        <mn>1</mn>
      </mrow>
      <mn>82</mn>
    </mfrac>
    <annotation encoding="StarMath 5.0">{-1} over {82}</annotation>
  </semantics>
</math>
</file>

<file path=Object 5/content.xml><?xml version="1.0" encoding="utf-8"?>
<math xmlns="http://www.w3.org/1998/Math/MathML" display="block">
  <semantics>
    <mfrac>
      <mn>4</mn>
      <mrow>
        <mo stretchy="false">−</mo>
        <mn>8</mn>
      </mrow>
    </mfrac>
    <annotation encoding="StarMath 5.0">{4} over {-8}</annotation>
  </semantics>
</math>
</file>

<file path=Object 6/content.xml><?xml version="1.0" encoding="utf-8"?>
<math xmlns="http://www.w3.org/1998/Math/MathML" display="block">
  <semantics>
    <mfrac>
      <mn>1</mn>
      <mn>82</mn>
    </mfrac>
    <annotation encoding="StarMath 5.0">{1} over {82}</annotation>
  </semantics>
</math>
</file>

<file path=Object 7/content.xml><?xml version="1.0" encoding="utf-8"?>
<math xmlns="http://www.w3.org/1998/Math/MathML" display="block">
  <semantics>
    <mfrac>
      <mrow>
        <mo stretchy="false">−</mo>
        <mn>2,5</mn>
      </mrow>
      <mn>3</mn>
    </mfrac>
    <annotation encoding="StarMath 5.0">{-2,5  } over {3 }</annotation>
  </semantics>
</math>
</file>

<file path=Object 8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{10^{-6}} </annotation>
  </semantics>
</math>
</file>

<file path=Object 9/content.xml><?xml version="1.0" encoding="utf-8"?>
<math xmlns="http://www.w3.org/1998/Math/MathML" display="block">
  <semantics>
    <mfrac>
      <mn>4</mn>
      <mn>10</mn>
    </mfrac>
    <annotation encoding="StarMath 5.0">{4} over {10}</annotation>
  </semantics>
</math>
</file>